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-18.00pt" fo:text-indent="18.00pt"/>
    </style:style>
    <style:style style:name="P27" style:family="paragraph">
      <style:paragraph-properties fo:line-height="100.00%" fo:text-align="left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/>
    </style:style>
    <style:style style:name="P29" style:family="paragraph">
      <style:paragraph-properties fo:line-height="100.00%" fo:text-align="left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2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3" style:family="paragraph">
      <style:paragraph-properties fo:line-height="100.00%" fo:text-align="left"/>
    </style:style>
    <text:list-style style:name="L6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4" style:family="paragraph">
      <style:paragraph-properties fo:line-height="100.00%" fo:text-align="left" fo:margin-left="-18.00pt" fo:text-indent="18.00pt"/>
    </style:style>
    <style:style style:name="P65" style:family="paragraph">
      <style:paragraph-properties fo:line-height="100.00%" fo:text-align="left"/>
    </style:style>
    <text:list-style style:name="L6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6" style:family="paragraph">
      <style:paragraph-properties fo:line-height="100.00%" fo:text-align="left" fo:margin-left="-18.00pt" fo:text-indent="18.00pt"/>
    </style:style>
    <style:style style:name="P67" style:family="paragraph">
      <style:paragraph-properties fo:line-height="100.00%" fo:text-align="left"/>
    </style:style>
    <text:list-style style:name="L6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8" style:family="paragraph">
      <style:paragraph-properties fo:line-height="100.00%" fo:text-align="left" fo:margin-left="-18.00pt" fo:text-indent="18.00pt"/>
    </style:style>
    <style:style style:name="P69" style:family="paragraph">
      <style:paragraph-properties fo:line-height="100.00%" fo:text-align="left"/>
    </style:style>
    <text:list-style style:name="L7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0" style:family="paragraph">
      <style:paragraph-properties fo:line-height="100.00%" fo:text-align="left" fo:margin-left="-18.00pt" fo:text-indent="18.00p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3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6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center"/>
    </style:style>
    <style:style style:name="P8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3" style:family="paragraph">
      <style:paragraph-properties fo:line-height="100.00%" fo:text-align="left"/>
    </style:style>
    <text:list-style style:name="L10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4" style:family="paragraph">
      <style:paragraph-properties fo:line-height="100.00%" fo:text-align="left" fo:margin-left="-18.00pt" fo:text-indent="18.00pt"/>
    </style:style>
    <style:style style:name="P105" style:family="paragraph">
      <style:paragraph-properties fo:line-height="100.00%" fo:text-align="left"/>
    </style:style>
    <text:list-style style:name="L10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6" style:family="paragraph">
      <style:paragraph-properties fo:line-height="100.00%" fo:text-align="left" fo:margin-left="-18.00pt" fo:text-indent="18.00pt"/>
    </style:style>
    <style:style style:name="P10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5" style:family="paragraph">
      <style:paragraph-properties fo:line-height="100.00%" fo:text-align="left"/>
    </style:style>
    <text:list-style style:name="L16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6" style:family="paragraph">
      <style:paragraph-properties fo:line-height="100.00%" fo:text-align="left" fo:margin-left="-18.00pt" fo:text-indent="18.00pt"/>
    </style:style>
    <style:style style:name="P167" style:family="paragraph">
      <style:paragraph-properties fo:line-height="100.00%" fo:text-align="left"/>
    </style:style>
    <text:list-style style:name="L16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8" style:family="paragraph">
      <style:paragraph-properties fo:line-height="100.00%" fo:text-align="left" fo:margin-left="-18.00pt" fo:text-indent="18.00pt"/>
    </style:style>
    <style:style style:name="P169" style:family="paragraph">
      <style:paragraph-properties fo:line-height="100.00%" fo:text-align="left"/>
    </style:style>
    <text:list-style style:name="L17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0" style:family="paragraph">
      <style:paragraph-properties fo:line-height="100.00%" fo:text-align="left" fo:margin-left="-18.00pt" fo:text-indent="18.00pt"/>
    </style:style>
    <style:style style:name="P17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3" style:family="paragraph">
      <style:paragraph-properties fo:line-height="100.00%" fo:text-align="left"/>
    </style:style>
    <style:style style:name="P17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7" style:family="paragraph">
      <style:paragraph-properties fo:line-height="100.00%" fo:text-align="left"/>
    </style:style>
    <style:style style:name="P17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79" style:family="paragraph">
      <style:paragraph-properties fo:line-height="100.00%" fo:text-align="center"/>
    </style:style>
    <style:style style:name="P18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1" style:family="paragraph">
      <style:paragraph-properties fo:line-height="100.00%" fo:text-align="left"/>
    </style:style>
    <style:style style:name="P18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6" style:family="paragraph">
      <style:paragraph-properties fo:line-height="100.00%" fo:text-align="left"/>
    </style:style>
    <style:style style:name="P18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8" style:family="paragraph">
      <style:paragraph-properties fo:line-height="100.00%" fo:text-align="left"/>
    </style:style>
    <style:style style:name="P18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90" style:family="paragraph">
      <style:paragraph-properties fo:line-height="100.00%" fo:text-align="left"/>
    </style:style>
    <style:style style:name="P19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92" style:family="paragraph">
      <style:paragraph-properties fo:line-height="100.00%" fo:text-align="left"/>
    </style:style>
    <style:style style:name="P19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96" style:family="paragraph">
      <style:paragraph-properties fo:line-height="100.00%" fo:text-align="left"/>
    </style:style>
    <style:style style:name="P19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98" style:family="paragraph">
      <style:paragraph-properties fo:line-height="100.00%" fo:text-align="left"/>
    </style:style>
    <style:style style:name="P19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0" style:family="paragraph">
      <style:paragraph-properties fo:line-height="100.00%" fo:text-align="left"/>
    </style:style>
    <style:style style:name="P20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2" style:family="paragraph">
      <style:paragraph-properties fo:line-height="100.00%" fo:text-align="left"/>
    </style:style>
    <style:style style:name="P20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4" style:family="paragraph">
      <style:paragraph-properties fo:line-height="100.00%" fo:text-align="left"/>
    </style:style>
    <style:style style:name="P20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6" style:family="paragraph">
      <style:paragraph-properties fo:line-height="100.00%" fo:text-align="left"/>
    </style:style>
    <style:style style:name="P20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8" style:family="paragraph">
      <style:paragraph-properties fo:line-height="100.00%" fo:text-align="left"/>
    </style:style>
    <style:style style:name="P20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0" style:family="paragraph">
      <style:paragraph-properties fo:line-height="100.00%" fo:text-align="left"/>
    </style:style>
    <style:style style:name="P21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3" style:family="paragraph">
      <style:paragraph-properties fo:line-height="100.00%" fo:text-align="left"/>
    </style:style>
    <style:style style:name="P21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5" style:family="paragraph">
      <style:paragraph-properties fo:line-height="100.00%" fo:text-align="left"/>
    </style:style>
    <style:style style:name="P21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7" style:family="paragraph">
      <style:paragraph-properties fo:line-height="100.00%" fo:text-align="left"/>
    </style:style>
    <style:style style:name="P21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1" style:family="paragraph">
      <style:paragraph-properties fo:line-height="100.00%" fo:text-align="left"/>
    </style:style>
    <style:style style:name="P22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3" style:family="paragraph">
      <style:paragraph-properties fo:line-height="100.00%" fo:text-align="left"/>
    </style:style>
    <style:style style:name="P22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5" style:family="paragraph">
      <style:paragraph-properties fo:line-height="100.00%" fo:text-align="left"/>
    </style:style>
    <style:style style:name="P22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9" style:family="paragraph">
      <style:paragraph-properties fo:line-height="100.00%" fo:text-align="left"/>
    </style:style>
    <style:style style:name="P23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1" style:family="paragraph">
      <style:paragraph-properties fo:line-height="100.00%" fo:text-align="left"/>
    </style:style>
    <style:style style:name="P23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3" style:family="paragraph">
      <style:paragraph-properties fo:line-height="100.00%" fo:text-align="left"/>
    </style:style>
    <style:style style:name="P23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5" style:family="paragraph">
      <style:paragraph-properties fo:line-height="100.00%" fo:text-align="left"/>
    </style:style>
    <style:style style:name="P23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38" style:family="paragraph">
      <style:paragraph-properties fo:line-height="100.00%" fo:text-align="left"/>
    </style:style>
    <style:style style:name="P23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4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41" style:family="paragraph">
      <style:paragraph-properties fo:line-height="100.00%" fo:text-align="left"/>
    </style:style>
    <style:style style:name="P24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4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44" style:family="paragraph">
      <style:paragraph-properties fo:line-height="100.00%" fo:text-align="left"/>
    </style:style>
    <style:style style:name="P24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46" style:family="paragraph">
      <style:paragraph-properties fo:line-height="100.00%" fo:text-align="left"/>
    </style:style>
    <style:style style:name="P24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48" style:family="paragraph">
      <style:paragraph-properties fo:line-height="100.00%" fo:text-align="left"/>
    </style:style>
    <style:style style:name="P24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50" style:family="paragraph">
      <style:paragraph-properties fo:line-height="100.00%" fo:text-align="left"/>
    </style:style>
    <style:style style:name="P25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52" style:family="paragraph">
      <style:paragraph-properties fo:line-height="100.00%" fo:text-align="left"/>
    </style:style>
    <style:style style:name="P25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54" style:family="paragraph">
      <style:paragraph-properties fo:line-height="100.00%" fo:text-align="left"/>
    </style:style>
    <style:style style:name="P25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56" style:family="paragraph">
      <style:paragraph-properties fo:line-height="100.00%" fo:text-align="left"/>
    </style:style>
    <style:style style:name="P25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58" style:family="paragraph">
      <style:paragraph-properties fo:line-height="100.00%" fo:text-align="left"/>
    </style:style>
    <text:list-style style:name="L25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9" style:family="paragraph">
      <style:paragraph-properties fo:line-height="100.00%" fo:text-align="left" fo:margin-left="-18.00pt" fo:text-indent="18.00pt"/>
    </style:style>
    <style:style style:name="P260" style:family="paragraph">
      <style:paragraph-properties fo:line-height="100.00%" fo:text-align="left"/>
    </style:style>
    <text:list-style style:name="L26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1" style:family="paragraph">
      <style:paragraph-properties fo:line-height="100.00%" fo:text-align="left" fo:margin-left="-18.00pt" fo:text-indent="18.00pt"/>
    </style:style>
    <style:style style:name="P26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63" style:family="paragraph">
      <style:paragraph-properties fo:line-height="100.00%" fo:text-align="left"/>
    </style:style>
    <style:style style:name="P26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65" style:family="paragraph">
      <style:paragraph-properties fo:line-height="100.00%" fo:text-align="left"/>
    </style:style>
    <style:style style:name="P26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67" style:family="paragraph">
      <style:paragraph-properties fo:line-height="100.00%" fo:text-align="left"/>
    </style:style>
    <style:style style:name="P26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69" style:family="paragraph">
      <style:paragraph-properties fo:line-height="100.00%" fo:text-align="center"/>
    </style:style>
    <style:style style:name="P27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71" style:family="paragraph">
      <style:paragraph-properties fo:line-height="100.00%" fo:text-align="left"/>
    </style:style>
    <style:style style:name="P27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7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74" style:family="paragraph">
      <style:paragraph-properties fo:line-height="100.00%" fo:text-align="left"/>
    </style:style>
    <style:style style:name="P27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76" style:family="paragraph">
      <style:paragraph-properties fo:line-height="100.00%" fo:text-align="left"/>
    </style:style>
    <style:style style:name="P27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78" style:family="paragraph">
      <style:paragraph-properties fo:line-height="100.00%" fo:text-align="left"/>
    </style:style>
    <style:style style:name="P27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80" style:family="paragraph">
      <style:paragraph-properties fo:line-height="100.00%" fo:text-align="left"/>
    </style:style>
    <style:style style:name="P28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82" style:family="paragraph">
      <style:paragraph-properties fo:line-height="100.00%" fo:text-align="left"/>
    </style:style>
    <style:style style:name="P28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84" style:family="paragraph">
      <style:paragraph-properties fo:line-height="100.00%" fo:text-align="left"/>
    </style:style>
    <style:style style:name="P28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86" style:family="paragraph">
      <style:paragraph-properties fo:line-height="100.00%" fo:text-align="left"/>
    </style:style>
    <style:style style:name="P28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88" style:family="paragraph">
      <style:paragraph-properties fo:line-height="100.00%" fo:text-align="left"/>
    </style:style>
    <style:style style:name="P28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90" style:family="paragraph">
      <style:paragraph-properties fo:line-height="100.00%" fo:text-align="left"/>
    </style:style>
    <text:list-style style:name="L29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1" style:family="paragraph">
      <style:paragraph-properties fo:line-height="100.00%" fo:text-align="left" fo:margin-left="-18.00pt" fo:text-indent="18.00pt"/>
    </style:style>
    <style:style style:name="P29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93" style:family="paragraph">
      <style:paragraph-properties fo:line-height="100.00%" fo:text-align="left"/>
    </style:style>
    <style:style style:name="P29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95" style:family="paragraph">
      <style:paragraph-properties fo:line-height="100.00%" fo:text-align="left"/>
    </style:style>
    <style:style style:name="P29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97" style:family="paragraph">
      <style:paragraph-properties fo:line-height="100.00%" fo:text-align="left"/>
    </style:style>
    <style:style style:name="P29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99" style:family="paragraph">
      <style:paragraph-properties fo:line-height="100.00%" fo:text-align="center"/>
    </style:style>
    <style:style style:name="P30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01" style:family="paragraph">
      <style:paragraph-properties fo:line-height="100.00%" fo:text-align="left"/>
    </style:style>
    <style:style style:name="P30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0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04" style:family="paragraph">
      <style:paragraph-properties fo:line-height="100.00%" fo:text-align="left"/>
    </style:style>
    <style:style style:name="P30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06" style:family="paragraph">
      <style:paragraph-properties fo:line-height="100.00%" fo:text-align="left"/>
    </style:style>
    <style:style style:name="P30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08" style:family="paragraph">
      <style:paragraph-properties fo:line-height="100.00%" fo:text-align="left"/>
    </style:style>
    <style:style style:name="P30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10" style:family="paragraph">
      <style:paragraph-properties fo:line-height="100.00%" fo:text-align="left"/>
    </style:style>
    <style:style style:name="P31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12" style:family="paragraph">
      <style:paragraph-properties fo:line-height="100.00%" fo:text-align="left"/>
    </style:style>
    <style:style style:name="P31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14" style:family="paragraph">
      <style:paragraph-properties fo:line-height="100.00%" fo:text-align="left"/>
    </style:style>
    <style:style style:name="P31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16" style:family="paragraph">
      <style:paragraph-properties fo:line-height="100.00%" fo:text-align="left"/>
    </style:style>
    <style:style style:name="P31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18" style:family="paragraph">
      <style:paragraph-properties fo:line-height="100.00%" fo:text-align="left"/>
    </style:style>
    <style:style style:name="P31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20" style:family="paragraph">
      <style:paragraph-properties fo:line-height="100.00%" fo:text-align="left"/>
    </style:style>
    <style:style style:name="P32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22" style:family="paragraph">
      <style:paragraph-properties fo:line-height="100.00%" fo:text-align="left"/>
    </style:style>
    <style:style style:name="P32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24" style:family="paragraph">
      <style:paragraph-properties fo:line-height="100.00%" fo:text-align="left"/>
    </style:style>
    <text:list-style style:name="L3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5" style:family="paragraph">
      <style:paragraph-properties fo:line-height="100.00%" fo:text-align="left" fo:margin-left="-18.00pt" fo:text-indent="18.00pt"/>
    </style:style>
    <style:style style:name="P32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27" style:family="paragraph">
      <style:paragraph-properties fo:line-height="100.00%" fo:text-align="left"/>
    </style:style>
    <style:style style:name="P32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29" style:family="paragraph">
      <style:paragraph-properties fo:line-height="100.00%" fo:text-align="center"/>
    </style:style>
    <style:style style:name="P33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31" style:family="paragraph">
      <style:paragraph-properties fo:line-height="100.00%" fo:text-align="left"/>
    </style:style>
    <style:style style:name="P33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3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34" style:family="paragraph">
      <style:paragraph-properties fo:line-height="100.00%" fo:text-align="left"/>
    </style:style>
    <style:style style:name="P33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36" style:family="paragraph">
      <style:paragraph-properties fo:line-height="100.00%" fo:text-align="left"/>
    </style:style>
    <style:style style:name="P33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38" style:family="paragraph">
      <style:paragraph-properties fo:line-height="100.00%" fo:text-align="left"/>
    </style:style>
    <style:style style:name="P33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40" style:family="paragraph">
      <style:paragraph-properties fo:line-height="100.00%" fo:text-align="left"/>
    </style:style>
    <style:style style:name="P34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42" style:family="paragraph">
      <style:paragraph-properties fo:line-height="100.00%" fo:text-align="left"/>
    </style:style>
    <style:style style:name="P34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44" style:family="paragraph">
      <style:paragraph-properties fo:line-height="100.00%" fo:text-align="left"/>
    </style:style>
    <style:style style:name="P34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46" style:family="paragraph">
      <style:paragraph-properties fo:line-height="100.00%" fo:text-align="left"/>
    </style:style>
    <style:style style:name="P34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48" style:family="paragraph">
      <style:paragraph-properties fo:line-height="100.00%" fo:text-align="left"/>
    </style:style>
    <style:style style:name="P34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50" style:family="paragraph">
      <style:paragraph-properties fo:line-height="100.00%" fo:text-align="left"/>
    </style:style>
    <text:list-style style:name="L35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1" style:family="paragraph">
      <style:paragraph-properties fo:line-height="100.00%" fo:text-align="left" fo:margin-left="-18.00pt" fo:text-indent="18.00pt"/>
    </style:style>
    <style:style style:name="P35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53" style:family="paragraph">
      <style:paragraph-properties fo:line-height="100.00%" fo:text-align="left"/>
    </style:style>
    <style:style style:name="P35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55" style:family="paragraph">
      <style:paragraph-properties fo:line-height="100.00%" fo:text-align="left"/>
    </style:style>
    <style:style style:name="P35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57" style:family="paragraph">
      <style:paragraph-properties fo:line-height="100.00%" fo:text-align="left"/>
    </style:style>
    <style:style style:name="P35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59" style:family="paragraph">
      <style:paragraph-properties fo:line-height="100.00%" fo:text-align="center"/>
    </style:style>
    <style:style style:name="TableColumn0100" style:family="table-column">
      <style:table-column-properties style:column-width="1.479167in"/>
    </style:style>
    <style:style style:name="TableColumn0101" style:family="table-column">
      <style:table-column-properties style:column-width="5.447917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 style:min-row-height="0.052083in"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 style:min-row-height="0.050000in"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1.479167in"/>
    </style:style>
    <style:style style:name="TableColumn0201" style:family="table-column">
      <style:table-column-properties style:column-width="5.447917in"/>
    </style:style>
    <style:style style:name="Table02" style:family="table">
      <style:table-properties style:width="6.9270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9" style:family="table-row">
      <style:table-row-properties style:min-row-height="0.052083in"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0" style:family="table-row">
      <style:table-row-properties style:min-row-height="0.050000in"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1.479167in"/>
    </style:style>
    <style:style style:name="TableColumn0301" style:family="table-column">
      <style:table-column-properties style:column-width="5.447917in"/>
    </style:style>
    <style:style style:name="Table03" style:family="table">
      <style:table-properties style:width="6.92708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1.479167in"/>
    </style:style>
    <style:style style:name="TableColumn0401" style:family="table-column">
      <style:table-column-properties style:column-width="5.447917in"/>
    </style:style>
    <style:style style:name="Table04" style:family="table">
      <style:table-properties style:width="6.927083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0" style:family="table-row">
      <style:table-row-properties/>
    </style:style>
    <style:style style:name="TableCell04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1" style:family="table-row">
      <style:table-row-properties/>
    </style:style>
    <style:style style:name="TableCell04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412" style:family="table-row">
      <style:table-row-properties/>
    </style:style>
    <style:style style:name="TableCell04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4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1.479167in"/>
    </style:style>
    <style:style style:name="TableColumn0501" style:family="table-column">
      <style:table-column-properties style:column-width="5.447917in"/>
    </style:style>
    <style:style style:name="Table05" style:family="table">
      <style:table-properties style:width="6.927083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09" style:family="table-row">
      <style:table-row-properties style:min-row-height="3.928472in"/>
    </style:style>
    <style:style style:name="TableCell05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10" style:family="table-row">
      <style:table-row-properties style:min-row-height="0.052083in"/>
    </style:style>
    <style:style style:name="TableCell05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11" style:family="table-row">
      <style:table-row-properties style:min-row-height="0.052083in"/>
    </style:style>
    <style:style style:name="TableCell05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512" style:family="table-row">
      <style:table-row-properties style:min-row-height="0.052083in"/>
    </style:style>
    <style:style style:name="TableCell05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5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1.479167in"/>
    </style:style>
    <style:style style:name="TableColumn0601" style:family="table-column">
      <style:table-column-properties style:column-width="5.447917in"/>
    </style:style>
    <style:style style:name="Table06" style:family="table">
      <style:table-properties style:width="6.92708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09" style:family="table-row">
      <style:table-row-properties/>
    </style:style>
    <style:style style:name="TableCell06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10" style:family="table-row">
      <style:table-row-properties/>
    </style:style>
    <style:style style:name="TableCell06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11" style:family="table-row">
      <style:table-row-properties/>
    </style:style>
    <style:style style:name="TableCell06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612" style:family="table-row">
      <style:table-row-properties/>
    </style:style>
    <style:style style:name="TableCell06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6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1.479167in"/>
    </style:style>
    <style:style style:name="TableColumn0701" style:family="table-column">
      <style:table-column-properties style:column-width="5.447917in"/>
    </style:style>
    <style:style style:name="Table07" style:family="table">
      <style:table-properties style:width="6.927083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09" style:family="table-row">
      <style:table-row-properties/>
    </style:style>
    <style:style style:name="TableCell07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0" style:family="table-row">
      <style:table-row-properties/>
    </style:style>
    <style:style style:name="TableCell07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1" style:family="table-row">
      <style:table-row-properties/>
    </style:style>
    <style:style style:name="TableCell07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2" style:family="table-row">
      <style:table-row-properties/>
    </style:style>
    <style:style style:name="TableCell07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3" style:family="table-row">
      <style:table-row-properties/>
    </style:style>
    <style:style style:name="TableCell07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4" style:family="table-row">
      <style:table-row-properties style:min-row-height="0.166667in"/>
    </style:style>
    <style:style style:name="TableCell07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5" style:family="table-row">
      <style:table-row-properties/>
    </style:style>
    <style:style style:name="TableCell07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6" style:family="table-row">
      <style:table-row-properties/>
    </style:style>
    <style:style style:name="TableCell071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7" style:family="table-row">
      <style:table-row-properties/>
    </style:style>
    <style:style style:name="TableCell071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8" style:family="table-row">
      <style:table-row-properties/>
    </style:style>
    <style:style style:name="TableCell071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19" style:family="table-row">
      <style:table-row-properties/>
    </style:style>
    <style:style style:name="TableCell071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1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20" style:family="table-row">
      <style:table-row-properties/>
    </style:style>
    <style:style style:name="TableCell072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2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21" style:family="table-row">
      <style:table-row-properties/>
    </style:style>
    <style:style style:name="TableCell072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2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22" style:family="table-row">
      <style:table-row-properties/>
    </style:style>
    <style:style style:name="TableCell072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2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23" style:family="table-row">
      <style:table-row-properties/>
    </style:style>
    <style:style style:name="TableCell072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2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24" style:family="table-row">
      <style:table-row-properties/>
    </style:style>
    <style:style style:name="TableCell072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2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725" style:family="table-row">
      <style:table-row-properties/>
    </style:style>
    <style:style style:name="TableCell072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72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1.479167in"/>
    </style:style>
    <style:style style:name="TableColumn0801" style:family="table-column">
      <style:table-column-properties style:column-width="5.447917in"/>
    </style:style>
    <style:style style:name="Table08" style:family="table">
      <style:table-properties style:width="6.927083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03" style:family="table-row">
      <style:table-row-properties/>
    </style:style>
    <style:style style:name="TableCell08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04" style:family="table-row">
      <style:table-row-properties/>
    </style:style>
    <style:style style:name="TableCell08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05" style:family="table-row">
      <style:table-row-properties/>
    </style:style>
    <style:style style:name="TableCell08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07" style:family="table-row">
      <style:table-row-properties/>
    </style:style>
    <style:style style:name="TableCell08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08" style:family="table-row">
      <style:table-row-properties/>
    </style:style>
    <style:style style:name="TableCell08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09" style:family="table-row">
      <style:table-row-properties/>
    </style:style>
    <style:style style:name="TableCell08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10" style:family="table-row">
      <style:table-row-properties/>
    </style:style>
    <style:style style:name="TableCell08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11" style:family="table-row">
      <style:table-row-properties/>
    </style:style>
    <style:style style:name="TableCell08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812" style:family="table-row">
      <style:table-row-properties/>
    </style:style>
    <style:style style:name="TableCell08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8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900" style:family="table-column">
      <style:table-column-properties style:column-width="1.479167in"/>
    </style:style>
    <style:style style:name="TableColumn0901" style:family="table-column">
      <style:table-column-properties style:column-width="5.447917in"/>
    </style:style>
    <style:style style:name="Table09" style:family="table">
      <style:table-properties style:width="6.927083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06" style:family="table-row">
      <style:table-row-properties/>
    </style:style>
    <style:style style:name="TableCell09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07" style:family="table-row">
      <style:table-row-properties/>
    </style:style>
    <style:style style:name="TableCell09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08" style:family="table-row">
      <style:table-row-properties/>
    </style:style>
    <style:style style:name="TableCell09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09" style:family="table-row">
      <style:table-row-properties/>
    </style:style>
    <style:style style:name="TableCell09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10" style:family="table-row">
      <style:table-row-properties/>
    </style:style>
    <style:style style:name="TableCell09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11" style:family="table-row">
      <style:table-row-properties/>
    </style:style>
    <style:style style:name="TableCell09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912" style:family="table-row">
      <style:table-row-properties/>
    </style:style>
    <style:style style:name="TableCell09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9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1000" style:family="table-column">
      <style:table-column-properties style:column-width="1.479167in"/>
    </style:style>
    <style:style style:name="TableColumn1001" style:family="table-column">
      <style:table-column-properties style:column-width="5.447917in"/>
    </style:style>
    <style:style style:name="Table10" style:family="table">
      <style:table-properties style:width="6.927083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04" style:family="table-row">
      <style:table-row-properties/>
    </style:style>
    <style:style style:name="TableCell10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06" style:family="table-row">
      <style:table-row-properties/>
    </style:style>
    <style:style style:name="TableCell10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07" style:family="table-row">
      <style:table-row-properties/>
    </style:style>
    <style:style style:name="TableCell10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08" style:family="table-row">
      <style:table-row-properties/>
    </style:style>
    <style:style style:name="TableCell10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09" style:family="table-row">
      <style:table-row-properties/>
    </style:style>
    <style:style style:name="TableCell10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10" style:family="table-row">
      <style:table-row-properties/>
    </style:style>
    <style:style style:name="TableCell10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11" style:family="table-row">
      <style:table-row-properties/>
    </style:style>
    <style:style style:name="TableCell10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1012" style:family="table-row">
      <style:table-row-properties/>
    </style:style>
    <style:style style:name="TableCell10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10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5.<text:s/></text:span><text:span text:style-name="T2">Работа с базой вакансий:</text:span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Use case</text:span><text:span text:style-name="T5"/></text:p>
          </table:table-cell>
          <table:table-cell table:style-name="TableCell010001">
            <text:p text:style-name="P3"><text:span text:style-name="T6">Создание одной вакансии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Id</text:span><text:span text:style-name="T9"/></text:p>
          </table:table-cell>
          <table:table-cell table:style-name="TableCell010101">
            <text:p text:style-name="P6"><text:span text:style-name="T10">НR-5.1</text:span><text:span text:style-name="T11"/></text:p>
          </table:table-cell>
        </table:table-row>
        <table:table-row table:style-name="TableRow0102">
          <table:table-cell table:style-name="TableCell010200">
            <text:p text:style-name="P8"><text:span text:style-name="T12">Description</text:span><text:span text:style-name="T13"/></text:p>
          </table:table-cell>
          <table:table-cell table:style-name="TableCell010201">
            <text:p text:style-name="P8"><text:span text:style-name="T14">Добавление новой вакансии в базу. Внесение актуальных данных касательно вакансии.</text:span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Level</text:span><text:span text:style-name="T17"/></text:p>
          </table:table-cell>
          <table:table-cell table:style-name="TableCell010301">
            <text:p text:style-name="P10"><text:span text:style-name="T18">Пользовательская цель</text:span><text:span text:style-name="T19"/></text:p>
          </table:table-cell>
        </table:table-row>
        <table:table-row table:style-name="TableRow0104">
          <table:table-cell table:style-name="TableCell010400">
            <text:p text:style-name="P12"><text:span text:style-name="T20">Actors</text:span><text:span text:style-name="T21"/></text:p>
          </table:table-cell>
          <table:table-cell table:style-name="TableCell010401">
            <text:p text:style-name="P12"><text:span text:style-name="T22">Менеджер, рекрутер, фрилансер</text:span><text:span text:style-name="T23"/></text:p>
          </table:table-cell>
        </table:table-row>
        <table:table-row table:style-name="TableRow0105">
          <table:table-cell table:style-name="TableCell010500">
            <text:p text:style-name="P14"><text:span text:style-name="T24">Pre-Conditions</text:span><text:span text:style-name="T25"/></text:p>
          </table:table-cell>
          <table:table-cell table:style-name="TableCell010501">
            <text:p text:style-name="P14"><text:span text:style-name="T26">Пользователь имеет права на создание новой вакансии согласно назначенной роли</text:span><text:span text:style-name="T27"/></text:p>
          </table:table-cell>
        </table:table-row>
        <table:table-row table:style-name="TableRow0106">
          <table:table-cell table:style-name="TableCell010600">
            <text:p text:style-name="P16"><text:span text:style-name="T28">Post Conditions</text:span><text:span text:style-name="T29"/></text:p>
          </table:table-cell>
          <table:table-cell table:style-name="TableCell010601">
            <text:p text:style-name="P16"><text:span text:style-name="T30">Новая вакансия внесена в базу</text:span><text:span text:style-name="T31"/></text:p>
          </table:table-cell>
        </table:table-row>
        <table:table-row table:style-name="TableRow0107">
          <table:table-cell table:style-name="TableCell010700">
            <text:p text:style-name="P18"><text:span text:style-name="T32">Trigger</text:span><text:span text:style-name="T33"/></text:p>
          </table:table-cell>
          <table:table-cell table:style-name="TableCell010701">
            <text:p text:style-name="P18"><text:span text:style-name="T33"/></text:p>
          </table:table-cell>
        </table:table-row>
        <table:table-row table:style-name="TableRow0108">
          <table:table-cell table:style-name="TableCell010800">
            <text:p text:style-name="P20"><text:span text:style-name="T34">Main Success Scenario</text:span><text:span text:style-name="T35"/></text:p>
          </table:table-cell>
          <table:table-cell table:style-name="TableCell010801">
            <text:p text:style-name="P20"><text:span text:style-name="T36">1.<text:s/></text:span><text:span text:style-name="T37">Актер запрашивает страницу с формой для создании новой вакансии.</text:span></text:p>
            <text:p text:style-name="P20"><text:span text:style-name="T38">2.<text:s/></text:span><text:span text:style-name="T39">Система предоставляет страницу с формой для создании новой вакансии.</text:span></text:p>
            <text:p text:style-name="P20"><text:span text:style-name="T40">3.<text:s/></text:span><text:span text:style-name="T41">Актер вводит данные новой вакансии.</text:span></text:p>
            <text:p text:style-name="P20"><text:span text:style-name="T42">4.<text:s/></text:span><text:span text:style-name="T43">Актер запрашивает сохранение новой вакансии.</text:span></text:p>
            <text:p text:style-name="P20"><text:span text:style-name="T44">5.<text:s/></text:span><text:span text:style-name="T45">Система проверяет заполненность всех обязательных полей.</text:span></text:p>
            <text:p text:style-name="P20"><text:span text:style-name="T46">6.<text:s/></text:span><text:span text:style-name="T47">Система проверяет валидность введенных данных.</text:span></text:p>
            <text:p text:style-name="P20"><text:span text:style-name="T48">7.<text:s/></text:span><text:span text:style-name="T49">Система сохраняет вакансию в базу. Выдает сообщения о успешном добавлении вакансии.</text:span><text:span text:style-name="T50"/></text:p>
          </table:table-cell>
        </table:table-row>
        <table:table-row table:style-name="TableRow0109">
          <table:table-cell table:style-name="TableCell010900">
            <text:p text:style-name="P23"><text:span text:style-name="T51">Extensions</text:span><text:span text:style-name="T52"/></text:p>
          </table:table-cell>
          <table:table-cell table:style-name="TableCell010901">
            <text:p text:style-name="P23"><text:span text:style-name="T53">4</text:span><text:span text:style-name="T54">а. Актер отменяет сохранение введенных данных:</text:span></text:p>
            <text:list text:style-name="L24">
              <text:list-item>
                <text:p text:style-name="P24"><text:span text:style-name="T54">Актер запрашивает закрытие формы без предварительного сохранения введенных данных;</text:span></text:p>
              </text:list-item>
              <text:list-item>
                <text:p text:style-name="P24"><text:span text:style-name="T54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24"><text:span text:style-name="T54">Актер подтверждает закрытие формы без сохранение введенных данных;</text:span></text:p>
              </text:list-item>
              <text:list-item>
                <text:p text:style-name="P24"><text:span text:style-name="T54">Система закрывает форму без сохраниния новой вакансии</text:span></text:p>
              </text:list-item>
            </text:list>
            <text:p text:style-name="P25"><text:span text:style-name="T55">4b.<text:s/></text:span><text:span text:style-name="T56">В базе данных уже существует такая вакансия</text:span></text:p>
            <text:list text:style-name="L26">
              <text:list-item>
                <text:p text:style-name="P26"><text:span text:style-name="T56">Система выдает предупреждение о том, что такя вакансия уже существует в базе данных;</text:span></text:p>
              </text:list-item>
              <text:list-item>
                <text:p text:style-name="P26"><text:span text:style-name="T56">Система возвращает актеру форму для ввода данных;</text:span></text:p>
              </text:list-item>
              <text:list-item>
                <text:p text:style-name="P26"><text:span text:style-name="T56">См. п. 4</text:span></text:p>
              </text:list-item>
            </text:list>
            <text:p text:style-name="P27"><text:span text:style-name="T57">5</text:span><text:span text:style-name="T58">а. Не заполнены обязательные поля:</text:span></text:p>
            <text:list text:style-name="L28">
              <text:list-item>
                <text:p text:style-name="P28"><text:span text:style-name="T58">Система выдает предупреждение о том, что не все обязательные поля заполнены или не пользователю не назначена роль;</text:span></text:p>
              </text:list-item>
              <text:list-item>
                <text:p text:style-name="P28"><text:span text:style-name="T58">Система подсвечивает незаполненные обязательные поля;</text:span></text:p>
              </text:list-item>
              <text:list-item>
                <text:p text:style-name="P28"><text:span text:style-name="T58">Система возвращает актеру форму для ввода данных;</text:span></text:p>
              </text:list-item>
              <text:list-item>
                <text:p text:style-name="P28"><text:span text:style-name="T58">См. п. 4</text:span></text:p>
              </text:list-item>
            </text:list>
            <text:p text:style-name="P29"><text:span text:style-name="T59">6</text:span><text:span text:style-name="T60">а. Поля заполнены некорректно:</text:span></text:p>
            <text:list text:style-name="L30">
              <text:list-item>
                <text:p text:style-name="P30"><text:span text:style-name="T60">Система выдает предупреждение о том, что поля заполнены некорректно;</text:span></text:p>
              </text:list-item>
              <text:list-item>
                <text:p text:style-name="P30"><text:span text:style-name="T60">Система подсвечивает некорректно заполненные поля;</text:span></text:p>
              </text:list-item>
              <text:list-item>
                <text:p text:style-name="P30"><text:span text:style-name="T60">Система возвращает актеру форму для ввода данных;</text:span></text:p>
              </text:list-item>
              <text:list-item>
                <text:p text:style-name="P30"><text:span text:style-name="T60">Актер редактирует введенные данные;</text:span></text:p>
              </text:list-item>
              <text:list-item>
                <text:p text:style-name="P30"><text:span text:style-name="T60">См. п. 4</text:span></text:p>
              </text:list-item>
            </text:list>
            <text:p text:style-name="P31"><text:span text:style-name="T61"/></text:p>
          </table:table-cell>
        </table:table-row>
        <table:table-row table:style-name="TableRow0110">
          <table:table-cell table:style-name="TableCell011000">
            <text:p text:style-name="P34"><text:span text:style-name="T62">Variations</text:span><text:span text:style-name="T63"/></text:p>
          </table:table-cell>
          <table:table-cell table:style-name="TableCell011001">
            <text:p text:style-name="P34"><text:span text:style-name="T63"/></text:p>
          </table:table-cell>
        </table:table-row>
        <table:table-row table:style-name="TableRow0111">
          <table:table-cell table:style-name="TableCell011100">
            <text:p text:style-name="P37"><text:span text:style-name="T64">Frequency</text:span><text:span text:style-name="T65"/></text:p>
          </table:table-cell>
          <table:table-cell table:style-name="TableCell011101">
            <text:p text:style-name="P37"><text:span text:style-name="T65"/></text:p>
          </table:table-cell>
        </table:table-row>
        <table:table-row table:style-name="TableRow0112">
          <table:table-cell table:style-name="TableCell011200">
            <text:p text:style-name="P39"><text:span text:style-name="T66">Assumptions</text:span><text:span text:style-name="T67"/></text:p>
          </table:table-cell>
          <table:table-cell table:style-name="TableCell011201">
            <text:p text:style-name="P39"><text:span text:style-name="T67"/></text:p>
          </table:table-cell>
        </table:table-row>
      </table:table>
      <text:p text:style-name="P41"><text:span text:style-name="T67"/></text:p>
      <text:p text:style-name="P42"><text:span text:style-name="T67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44"><text:span text:style-name="T68">Use case</text:span><text:span text:style-name="T69"/></text:p>
          </table:table-cell>
          <table:table-cell table:style-name="TableCell020001">
            <text:p text:style-name="P44"><text:span text:style-name="T70">Создание аналогичных вакансиих</text:span><text:span text:style-name="T71"/></text:p>
          </table:table-cell>
        </table:table-row>
        <table:table-row table:style-name="TableRow0201">
          <table:table-cell table:style-name="TableCell020100">
            <text:p text:style-name="P46"><text:span text:style-name="T72">Id</text:span><text:span text:style-name="T73"/></text:p>
          </table:table-cell>
          <table:table-cell table:style-name="TableCell020101">
            <text:p text:style-name="P46"><text:span text:style-name="T74">НR-5.2</text:span><text:span text:style-name="T75"/></text:p>
          </table:table-cell>
        </table:table-row>
        <table:table-row table:style-name="TableRow0202">
          <table:table-cell table:style-name="TableCell020200">
            <text:p text:style-name="P48"><text:span text:style-name="T76">Description</text:span><text:span text:style-name="T77"/></text:p>
          </table:table-cell>
          <table:table-cell table:style-name="TableCell020201">
            <text:p text:style-name="P48"><text:span text:style-name="T78">Добавление аналогичных вакансий в базу. Внесение актуальных данных касательно вакансий.</text:span><text:span text:style-name="T79"/></text:p>
          </table:table-cell>
        </table:table-row>
        <table:table-row table:style-name="TableRow0203">
          <table:table-cell table:style-name="TableCell020300">
            <text:p text:style-name="P50"><text:span text:style-name="T80">Level</text:span><text:span text:style-name="T81"/></text:p>
          </table:table-cell>
          <table:table-cell table:style-name="TableCell020301">
            <text:p text:style-name="P50"><text:span text:style-name="T82">Пользовательская цель</text:span><text:span text:style-name="T83"/></text:p>
          </table:table-cell>
        </table:table-row>
        <table:table-row table:style-name="TableRow0204">
          <table:table-cell table:style-name="TableCell020400">
            <text:p text:style-name="P52"><text:span text:style-name="T84">Actors</text:span><text:span text:style-name="T85"/></text:p>
          </table:table-cell>
          <table:table-cell table:style-name="TableCell020401">
            <text:p text:style-name="P52"><text:span text:style-name="T86">Менеджер, рекрутер, фрилансер</text:span><text:span text:style-name="T87"/></text:p>
          </table:table-cell>
        </table:table-row>
        <table:table-row table:style-name="TableRow0205">
          <table:table-cell table:style-name="TableCell020500">
            <text:p text:style-name="P54"><text:span text:style-name="T88">Pre-Conditions</text:span><text:span text:style-name="T89"/></text:p>
          </table:table-cell>
          <table:table-cell table:style-name="TableCell020501">
            <text:p text:style-name="P54"><text:span text:style-name="T90">Пользователь имеет права на создание новой вакансии согласно назначенной роли</text:span><text:span text:style-name="T91"/></text:p>
          </table:table-cell>
        </table:table-row>
        <table:table-row table:style-name="TableRow0206">
          <table:table-cell table:style-name="TableCell020600">
            <text:p text:style-name="P56"><text:span text:style-name="T92">Post Conditions</text:span><text:span text:style-name="T93"/></text:p>
          </table:table-cell>
          <table:table-cell table:style-name="TableCell020601">
            <text:p text:style-name="P56"><text:span text:style-name="T94">Созданы связанные по определенным свойствам вакансии</text:span><text:span text:style-name="T95"/></text:p>
          </table:table-cell>
        </table:table-row>
        <table:table-row table:style-name="TableRow0207">
          <table:table-cell table:style-name="TableCell020700">
            <text:p text:style-name="P58"><text:span text:style-name="T96">Trigger</text:span><text:span text:style-name="T97"/></text:p>
          </table:table-cell>
          <table:table-cell table:style-name="TableCell020701">
            <text:p text:style-name="P58"><text:span text:style-name="T97"/></text:p>
          </table:table-cell>
        </table:table-row>
        <table:table-row table:style-name="TableRow0208">
          <table:table-cell table:style-name="TableCell020800">
            <text:p text:style-name="P60"><text:span text:style-name="T98">Main Success Scenario</text:span><text:span text:style-name="T99"/></text:p>
          </table:table-cell>
          <table:table-cell table:style-name="TableCell020801">
            <text:p text:style-name="P60"><text:span text:style-name="T100">1.<text:s/></text:span><text:span text:style-name="T101">Актер запрашивает страницу с формой для создании новой вакансии.</text:span></text:p>
            <text:p text:style-name="P60"><text:span text:style-name="T102">2.<text:s/></text:span><text:span text:style-name="T103">Система предоставляет страницу с формой для создании новой вакансии.</text:span></text:p>
            <text:p text:style-name="P60"><text:span text:style-name="T104">3.<text:s/></text:span><text:span text:style-name="T105">Актер вводит данные новой вакансии.</text:span></text:p>
            <text:p text:style-name="P60"><text:span text:style-name="T105">4. Актер отмечает, что нужно создать множество аналогичных вакансий и выбирает количество.</text:span></text:p>
            <text:p text:style-name="P60"><text:span text:style-name="T105">5</text:span><text:span text:style-name="T106">.<text:s/></text:span><text:span text:style-name="T107">Актер запрашивает сохранение вакансий.</text:span></text:p>
            <text:p text:style-name="P60"><text:span text:style-name="T107">6</text:span><text:span text:style-name="T108">.<text:s/></text:span><text:span text:style-name="T109">Система проверяет заполненность всех обязательных полей.</text:span></text:p>
            <text:p text:style-name="P60"><text:span text:style-name="T109">7</text:span><text:span text:style-name="T110">.<text:s/></text:span><text:span text:style-name="T111">Система проверяет валидность введенных данных.</text:span></text:p>
            <text:p text:style-name="P60"><text:span text:style-name="T111">8</text:span><text:span text:style-name="T112">.<text:s/></text:span><text:span text:style-name="T113">Система сохраняет вакансию в базу. Выдает сообщения о успешном добавлении вакансии. </text:span></text:p>
            <text:p text:style-name="P60"><text:span text:style-name="T113">9. Система открывает в браузере пользователя все созданные дочерние вакансии.</text:span><text:span text:style-name="T114"/></text:p>
          </table:table-cell>
        </table:table-row>
        <table:table-row table:style-name="TableRow0209">
          <table:table-cell table:style-name="TableCell020900">
            <text:p text:style-name="P63"><text:span text:style-name="T115">Extensions</text:span><text:span text:style-name="T116"/></text:p>
          </table:table-cell>
          <table:table-cell table:style-name="TableCell020901">
            <text:p text:style-name="P63"><text:span text:style-name="T117">4</text:span><text:span text:style-name="T118">а. Актер отменяет сохранение введенных данных:</text:span></text:p>
            <text:list text:style-name="L64">
              <text:list-item>
                <text:p text:style-name="P64"><text:span text:style-name="T118">Актер запрашивает закрытие формы без предварительного сохранения введенных данных;</text:span></text:p>
              </text:list-item>
              <text:list-item>
                <text:p text:style-name="P64"><text:span text:style-name="T118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64"><text:span text:style-name="T118">Актер подтверждает закрытие формы без сохранение введенных данных;</text:span></text:p>
              </text:list-item>
              <text:list-item>
                <text:p text:style-name="P64"><text:span text:style-name="T118">Система закрывает форму без сохраниния новой вакансии</text:span></text:p>
              </text:list-item>
            </text:list>
            <text:p text:style-name="P65"><text:span text:style-name="T119">4b.<text:s/></text:span><text:span text:style-name="T120">В базе данных уже существует такая вакансия</text:span></text:p>
            <text:list text:style-name="L66">
              <text:list-item>
                <text:p text:style-name="P66"><text:span text:style-name="T120">Система выдает предупреждение о том, что такя вакансия уже существует в базе данных;</text:span></text:p>
              </text:list-item>
              <text:list-item>
                <text:p text:style-name="P66"><text:span text:style-name="T120">Система возвращает актеру форму для ввода данных;</text:span></text:p>
              </text:list-item>
              <text:list-item>
                <text:p text:style-name="P66"><text:span text:style-name="T120">См. п. 4</text:span></text:p>
              </text:list-item>
            </text:list>
            <text:p text:style-name="P67"><text:span text:style-name="T121">5</text:span><text:span text:style-name="T122">а. Не заполнены обязательные поля:</text:span></text:p>
            <text:list text:style-name="L68">
              <text:list-item>
                <text:p text:style-name="P68"><text:span text:style-name="T122">Система выдает предупреждение о том, что не все обязательные поля заполнены или не пользователю не назначена роль;</text:span></text:p>
              </text:list-item>
              <text:list-item>
                <text:p text:style-name="P68"><text:span text:style-name="T122">Система подсвечивает незаполненные обязательные поля;</text:span></text:p>
              </text:list-item>
              <text:list-item>
                <text:p text:style-name="P68"><text:span text:style-name="T122">Система возвращает актеру форму для ввода данных;</text:span></text:p>
              </text:list-item>
              <text:list-item>
                <text:p text:style-name="P68"><text:span text:style-name="T122">См. п. 4</text:span></text:p>
              </text:list-item>
            </text:list>
            <text:p text:style-name="P69"><text:span text:style-name="T123">6</text:span><text:span text:style-name="T124">а. Поля заполнены некорректно:</text:span></text:p>
            <text:list text:style-name="L70">
              <text:list-item>
                <text:p text:style-name="P70"><text:span text:style-name="T124">Система выдает предупреждение о том, что поля заполнены некорректно;</text:span></text:p>
              </text:list-item>
              <text:list-item>
                <text:p text:style-name="P70"><text:span text:style-name="T124">Система подсвечивает некорректно заполненные поля;</text:span></text:p>
              </text:list-item>
              <text:list-item>
                <text:p text:style-name="P70"><text:span text:style-name="T124">Система возвращает актеру форму для ввода данных;</text:span></text:p>
              </text:list-item>
              <text:list-item>
                <text:p text:style-name="P70"><text:span text:style-name="T124">Актер редактирует введенные данные;</text:span></text:p>
              </text:list-item>
              <text:list-item>
                <text:p text:style-name="P70"><text:span text:style-name="T124">См. п. 4</text:span></text:p>
              </text:list-item>
            </text:list>
            <text:p text:style-name="P71"><text:span text:style-name="T125"/></text:p>
          </table:table-cell>
        </table:table-row>
        <table:table-row table:style-name="TableRow0210">
          <table:table-cell table:style-name="TableCell021000">
            <text:p text:style-name="P74"><text:span text:style-name="T126">Variations</text:span><text:span text:style-name="T127"/></text:p>
          </table:table-cell>
          <table:table-cell table:style-name="TableCell021001">
            <text:p text:style-name="P74"><text:span text:style-name="T127"/></text:p>
          </table:table-cell>
        </table:table-row>
        <table:table-row table:style-name="TableRow0211">
          <table:table-cell table:style-name="TableCell021100">
            <text:p text:style-name="P77"><text:span text:style-name="T128">Frequency</text:span><text:span text:style-name="T129"/></text:p>
          </table:table-cell>
          <table:table-cell table:style-name="TableCell021101">
            <text:p text:style-name="P77"><text:span text:style-name="T129"/></text:p>
          </table:table-cell>
        </table:table-row>
        <table:table-row table:style-name="TableRow0212">
          <table:table-cell table:style-name="TableCell021200">
            <text:p text:style-name="P79"><text:span text:style-name="T130">Assumptions</text:span><text:span text:style-name="T131"/></text:p>
          </table:table-cell>
          <table:table-cell table:style-name="TableCell021201">
            <text:p text:style-name="P79"><text:span text:style-name="T131"/></text:p>
          </table:table-cell>
        </table:table-row>
      </table:table>
      <text:p text:style-name="P81"><text:span text:style-name="T131"/></text:p>
      <text:p text:style-name="P81"><text:span text:style-name="T131"/></text:p>
      <text:p text:style-name="P82"><text:span text:style-name="T131"/></text:p>
      <text:p text:style-name="P82"><text:span text:style-name="T13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84"><text:span text:style-name="T132">Use case</text:span><text:span text:style-name="T133"/></text:p>
          </table:table-cell>
          <table:table-cell table:style-name="TableCell030001">
            <text:p text:style-name="P84"><text:span text:style-name="T134">Поиск вакансии по базе</text:span><text:span text:style-name="T135"/></text:p>
          </table:table-cell>
        </table:table-row>
        <table:table-row table:style-name="TableRow0301">
          <table:table-cell table:style-name="TableCell030100">
            <text:p text:style-name="P87"><text:span text:style-name="T136">Id</text:span><text:span text:style-name="T137"/></text:p>
          </table:table-cell>
          <table:table-cell table:style-name="TableCell030101">
            <text:p text:style-name="P87"><text:span text:style-name="T138">НR-5.3</text:span><text:span text:style-name="T139"/></text:p>
          </table:table-cell>
        </table:table-row>
        <table:table-row table:style-name="TableRow0302">
          <table:table-cell table:style-name="TableCell030200">
            <text:p text:style-name="P89"><text:span text:style-name="T140">Description</text:span><text:span text:style-name="T141"/></text:p>
          </table:table-cell>
          <table:table-cell table:style-name="TableCell030201">
            <text:p text:style-name="P89"><text:span text:style-name="T141"/></text:p>
          </table:table-cell>
        </table:table-row>
        <table:table-row table:style-name="TableRow0303">
          <table:table-cell table:style-name="TableCell030300">
            <text:p text:style-name="P91"><text:span text:style-name="T142">Level</text:span><text:span text:style-name="T143"/></text:p>
          </table:table-cell>
          <table:table-cell table:style-name="TableCell030301">
            <text:p text:style-name="P91"><text:span text:style-name="T144">Пользовательская цель</text:span><text:span text:style-name="T145"/></text:p>
          </table:table-cell>
        </table:table-row>
        <table:table-row table:style-name="TableRow0304">
          <table:table-cell table:style-name="TableCell030400">
            <text:p text:style-name="P93"><text:span text:style-name="T146">Actors</text:span><text:span text:style-name="T147"/></text:p>
          </table:table-cell>
          <table:table-cell table:style-name="TableCell030401">
            <text:p text:style-name="P93"><text:span text:style-name="T148">Менеджер, Рекрутер Фрилансер (только внесенные им вакансии)</text:span><text:span text:style-name="T149"/></text:p>
          </table:table-cell>
        </table:table-row>
        <table:table-row table:style-name="TableRow0305">
          <table:table-cell table:style-name="TableCell030500">
            <text:p text:style-name="P95"><text:span text:style-name="T150">Pre-Conditions</text:span><text:span text:style-name="T151"/></text:p>
          </table:table-cell>
          <table:table-cell table:style-name="TableCell030501">
            <text:p text:style-name="P95"><text:span text:style-name="T152">Пользователь имеет права на просмотр списка вакансий согласно назначенной роли</text:span><text:span text:style-name="T153"/></text:p>
          </table:table-cell>
        </table:table-row>
        <table:table-row table:style-name="TableRow0306">
          <table:table-cell table:style-name="TableCell030600">
            <text:p text:style-name="P97"><text:span text:style-name="T154">Post Conditions</text:span><text:span text:style-name="T155"/></text:p>
          </table:table-cell>
          <table:table-cell table:style-name="TableCell030601">
            <text:p text:style-name="P97"><text:span text:style-name="T156">Открыт список найденных вакансий</text:span><text:span text:style-name="T157"/></text:p>
          </table:table-cell>
        </table:table-row>
        <table:table-row table:style-name="TableRow0307">
          <table:table-cell table:style-name="TableCell030700">
            <text:p text:style-name="P99"><text:span text:style-name="T158">Trigger</text:span><text:span text:style-name="T159"/></text:p>
          </table:table-cell>
          <table:table-cell table:style-name="TableCell030701">
            <text:p text:style-name="P99"><text:span text:style-name="T159"/></text:p>
          </table:table-cell>
        </table:table-row>
        <table:table-row table:style-name="TableRow0308">
          <table:table-cell table:style-name="TableCell030800">
            <text:p text:style-name="P101"><text:span text:style-name="T160">Main Success Scenario</text:span><text:span text:style-name="T161"/></text:p>
          </table:table-cell>
          <table:table-cell table:style-name="TableCell030801">
            <text:p text:style-name="P101"><text:span text:style-name="T162">1.<text:s/></text:span><text:span text:style-name="T163">Актер запрашивает страницу с формой для поиска вакансии;</text:span></text:p>
            <text:p text:style-name="P101"><text:span text:style-name="T164">2.<text:s/></text:span><text:span text:style-name="T165">Система предоставляет страницу с формой для поиска вакансии;</text:span></text:p>
            <text:p text:style-name="P101"><text:span text:style-name="T166">3.<text:s/></text:span><text:span text:style-name="T167">Актер вводит данные искомой вакансии;</text:span></text:p>
            <text:p text:style-name="P101"><text:span text:style-name="T168">4.<text:s/></text:span><text:span text:style-name="T169">Актер запрашивает поиск вакансии.</text:span></text:p>
            <text:p text:style-name="P101"><text:span text:style-name="T170">5.<text:s/></text:span><text:span text:style-name="T171">Система проверяет валидность введенных данных.</text:span></text:p>
            <text:p text:style-name="P101"><text:span text:style-name="T172">6.<text:s/></text:span><text:span text:style-name="T173">Система возвращает список найденных вакансий;<text:s/></text:span><text:span text:style-name="T174"/></text:p>
          </table:table-cell>
        </table:table-row>
        <table:table-row table:style-name="TableRow0309">
          <table:table-cell table:style-name="TableCell030900">
            <text:p text:style-name="P103"><text:span text:style-name="T175">Extensions</text:span><text:span text:style-name="T176"/></text:p>
          </table:table-cell>
          <table:table-cell table:style-name="TableCell030901">
            <text:p text:style-name="P103"><text:span text:style-name="T177">5</text:span><text:span text:style-name="T178">а. Поля заполнены не корректно:</text:span></text:p>
            <text:list text:style-name="L104">
              <text:list-item>
                <text:p text:style-name="P104"><text:span text:style-name="T178">Система выдает предупреждение о том, что поля заполнены корректно;</text:span></text:p>
              </text:list-item>
              <text:list-item>
                <text:p text:style-name="P104"><text:span text:style-name="T178">Система подсвечивает некорректно заполненные поля;</text:span></text:p>
              </text:list-item>
              <text:list-item>
                <text:p text:style-name="P104"><text:span text:style-name="T178">Система возвращает актеру форму для ввода данных;</text:span></text:p>
              </text:list-item>
              <text:list-item>
                <text:p text:style-name="P104"><text:span text:style-name="T178">Актер редактирует введенные данные;</text:span></text:p>
              </text:list-item>
              <text:list-item>
                <text:p text:style-name="P104"><text:span text:style-name="T178">См. п. 4</text:span></text:p>
              </text:list-item>
            </text:list>
            <text:p text:style-name="P105"><text:span text:style-name="T179">6</text:span><text:span text:style-name="T180">а. Отсутствие вакансии в базе:</text:span></text:p>
            <text:list text:style-name="L106">
              <text:list-item>
                <text:p text:style-name="P106"><text:span text:style-name="T180">Система выдает сообщение о том, что в базе отсутствуют вакансии, соответствующие заданным параметрам;</text:span></text:p>
              </text:list-item>
              <text:list-item>
                <text:p text:style-name="P106"><text:span text:style-name="T180">Система возвращает актеру страницу с формой для поиска вакансий.</text:span><text:span text:style-name="T181"/></text:p>
              </text:list-item>
            </text:list>
          </table:table-cell>
        </table:table-row>
        <table:table-row table:style-name="TableRow0310">
          <table:table-cell table:style-name="TableCell031000">
            <text:p text:style-name="P108"><text:span text:style-name="T182">Variations</text:span><text:span text:style-name="T183"/></text:p>
          </table:table-cell>
          <table:table-cell table:style-name="TableCell031001">
            <text:p text:style-name="P108"><text:span text:style-name="T183"/></text:p>
          </table:table-cell>
        </table:table-row>
        <table:table-row table:style-name="TableRow0311">
          <table:table-cell table:style-name="TableCell031100">
            <text:p text:style-name="P110"><text:span text:style-name="T184">Frequency</text:span><text:span text:style-name="T185"/></text:p>
          </table:table-cell>
          <table:table-cell table:style-name="TableCell031101">
            <text:p text:style-name="P110"><text:span text:style-name="T185"/></text:p>
          </table:table-cell>
        </table:table-row>
        <table:table-row table:style-name="TableRow0312">
          <table:table-cell table:style-name="TableCell031200">
            <text:p text:style-name="P112"><text:span text:style-name="T186">Assumptions</text:span><text:span text:style-name="T187"/></text:p>
          </table:table-cell>
          <table:table-cell table:style-name="TableCell031201">
            <text:p text:style-name="P112"><text:span text:style-name="T187"/></text:p>
          </table:table-cell>
        </table:table-row>
      </table:table>
      <text:p text:style-name="P114"><text:span text:style-name="T187"/></text:p>
      <text:p text:style-name="P114"><text:span text:style-name="T187"/></text:p>
      <text:p text:style-name="P114"><text:span text:style-name="T187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116"><text:span text:style-name="T188">Use case</text:span><text:span text:style-name="T189"/></text:p>
          </table:table-cell>
          <table:table-cell table:style-name="TableCell040001">
            <text:p text:style-name="P116"><text:span text:style-name="T190">Просмотр вакансии</text:span><text:span text:style-name="T191"/></text:p>
          </table:table-cell>
        </table:table-row>
        <table:table-row table:style-name="TableRow0401">
          <table:table-cell table:style-name="TableCell040100">
            <text:p text:style-name="P119"><text:span text:style-name="T192">Id</text:span><text:span text:style-name="T193"/></text:p>
          </table:table-cell>
          <table:table-cell table:style-name="TableCell040101">
            <text:p text:style-name="P119"><text:span text:style-name="T194">НR-5.4</text:span><text:span text:style-name="T195"/></text:p>
          </table:table-cell>
        </table:table-row>
        <table:table-row table:style-name="TableRow0402">
          <table:table-cell table:style-name="TableCell040200">
            <text:p text:style-name="P121"><text:span text:style-name="T196">Description</text:span><text:span text:style-name="T197"/></text:p>
          </table:table-cell>
          <table:table-cell table:style-name="TableCell040201">
            <text:p text:style-name="P121"><text:span text:style-name="T197"/></text:p>
          </table:table-cell>
        </table:table-row>
        <table:table-row table:style-name="TableRow0403">
          <table:table-cell table:style-name="TableCell040300">
            <text:p text:style-name="P123"><text:span text:style-name="T198">Level</text:span><text:span text:style-name="T199"/></text:p>
          </table:table-cell>
          <table:table-cell table:style-name="TableCell040301">
            <text:p text:style-name="P123"><text:span text:style-name="T200">Пользовательская цель</text:span><text:span text:style-name="T201"/></text:p>
          </table:table-cell>
        </table:table-row>
        <table:table-row table:style-name="TableRow0404">
          <table:table-cell table:style-name="TableCell040400">
            <text:p text:style-name="P125"><text:span text:style-name="T202">Actors</text:span><text:span text:style-name="T203"/></text:p>
          </table:table-cell>
          <table:table-cell table:style-name="TableCell040401">
            <text:p text:style-name="P125"><text:span text:style-name="T204">Менеджер, Рекрутер Фрилансейр<text:s/></text:span><text:span text:style-name="T205"/></text:p>
          </table:table-cell>
        </table:table-row>
        <table:table-row table:style-name="TableRow0405">
          <table:table-cell table:style-name="TableCell040500">
            <text:p text:style-name="P127"><text:span text:style-name="T206">Pre-Conditions</text:span><text:span text:style-name="T207"/></text:p>
          </table:table-cell>
          <table:table-cell table:style-name="TableCell040501">
            <text:p text:style-name="P127"><text:span text:style-name="T208">Пользователь имеет права на просмотр профиля вакансии согласно назначенной роли. Открыты результаты поиска вакансии.</text:span><text:span text:style-name="T209"/></text:p>
          </table:table-cell>
        </table:table-row>
        <table:table-row table:style-name="TableRow0406">
          <table:table-cell table:style-name="TableCell040600">
            <text:p text:style-name="P129"><text:span text:style-name="T210">Post Conditions</text:span><text:span text:style-name="T211"/></text:p>
          </table:table-cell>
          <table:table-cell table:style-name="TableCell040601">
            <text:p text:style-name="P129"><text:span text:style-name="T212">Открыт профиль вакансии для просмотра</text:span><text:span text:style-name="T213"/></text:p>
          </table:table-cell>
        </table:table-row>
        <table:table-row table:style-name="TableRow0407">
          <table:table-cell table:style-name="TableCell040700">
            <text:p text:style-name="P131"><text:span text:style-name="T214">Trigger</text:span><text:span text:style-name="T215"/></text:p>
          </table:table-cell>
          <table:table-cell table:style-name="TableCell040701">
            <text:p text:style-name="P131"><text:span text:style-name="T215"/></text:p>
          </table:table-cell>
        </table:table-row>
        <table:table-row table:style-name="TableRow0408">
          <table:table-cell table:style-name="TableCell040800">
            <text:p text:style-name="P133"><text:span text:style-name="T216">Main Success Scenario</text:span><text:span text:style-name="T217"/></text:p>
          </table:table-cell>
          <table:table-cell table:style-name="TableCell040801">
            <text:p text:style-name="P133"><text:span text:style-name="T218">1.<text:s/></text:span><text:span text:style-name="T219">Актер запрашивает страницу для просмотра конкретной вакансии;</text:span></text:p>
            <text:p text:style-name="P133"><text:span text:style-name="T220">2.<text:s/></text:span><text:span text:style-name="T221">Система предоставляет страницу дляпросмотра вакансии.</text:span><text:span text:style-name="T222"/></text:p>
          </table:table-cell>
        </table:table-row>
        <table:table-row table:style-name="TableRow0409">
          <table:table-cell table:style-name="TableCell040900">
            <text:p text:style-name="P135"><text:span text:style-name="T223">Extensions</text:span><text:span text:style-name="T224"/></text:p>
          </table:table-cell>
          <table:table-cell table:style-name="TableCell040901">
            <text:p text:style-name="P135"><text:span text:style-name="T224"/></text:p>
          </table:table-cell>
        </table:table-row>
        <table:table-row table:style-name="TableRow0410">
          <table:table-cell table:style-name="TableCell041000">
            <text:p text:style-name="P137"><text:span text:style-name="T225">Variations</text:span><text:span text:style-name="T226"/></text:p>
          </table:table-cell>
          <table:table-cell table:style-name="TableCell041001">
            <text:p text:style-name="P137"><text:span text:style-name="T226"/></text:p>
          </table:table-cell>
        </table:table-row>
        <table:table-row table:style-name="TableRow0411">
          <table:table-cell table:style-name="TableCell041100">
            <text:p text:style-name="P139"><text:span text:style-name="T227">Frequency</text:span><text:span text:style-name="T228"/></text:p>
          </table:table-cell>
          <table:table-cell table:style-name="TableCell041101">
            <text:p text:style-name="P139"><text:span text:style-name="T228"/></text:p>
          </table:table-cell>
        </table:table-row>
        <table:table-row table:style-name="TableRow0412">
          <table:table-cell table:style-name="TableCell041200">
            <text:p text:style-name="P141"><text:span text:style-name="T229">Assumptions</text:span><text:span text:style-name="T230"/></text:p>
          </table:table-cell>
          <table:table-cell table:style-name="TableCell041201">
            <text:p text:style-name="P141"><text:span text:style-name="T230"/></text:p>
          </table:table-cell>
        </table:table-row>
      </table:table>
      <text:p text:style-name="P143"><text:span text:style-name="T230"/></text:p>
      <text:p text:style-name="P143"><text:span text:style-name="T230"/></text:p>
      <text:p text:style-name="P143"><text:span text:style-name="T230"/></text:p>
      <text:p text:style-name="P143"><text:span text:style-name="T230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145"><text:span text:style-name="T231">Use case</text:span><text:span text:style-name="T232"/></text:p>
          </table:table-cell>
          <table:table-cell table:style-name="TableCell050001">
            <text:p text:style-name="P145"><text:span text:style-name="T233">Редактирование вакансии</text:span><text:span text:style-name="T234"/></text:p>
          </table:table-cell>
        </table:table-row>
        <table:table-row table:style-name="TableRow0501">
          <table:table-cell table:style-name="TableCell050100">
            <text:p text:style-name="P148"><text:span text:style-name="T235">Id</text:span><text:span text:style-name="T236"/></text:p>
          </table:table-cell>
          <table:table-cell table:style-name="TableCell050101">
            <text:p text:style-name="P148"><text:span text:style-name="T237">НR-5.5</text:span><text:span text:style-name="T238"/></text:p>
          </table:table-cell>
        </table:table-row>
        <table:table-row table:style-name="TableRow0502">
          <table:table-cell table:style-name="TableCell050200">
            <text:p text:style-name="P150"><text:span text:style-name="T239">Description</text:span><text:span text:style-name="T240"/></text:p>
          </table:table-cell>
          <table:table-cell table:style-name="TableCell050201">
            <text:p text:style-name="P150"><text:span text:style-name="T241">Внесение актуальных данных касательно вакансии</text:span><text:span text:style-name="T242"/></text:p>
          </table:table-cell>
        </table:table-row>
        <table:table-row table:style-name="TableRow0503">
          <table:table-cell table:style-name="TableCell050300">
            <text:p text:style-name="P152"><text:span text:style-name="T243">Level</text:span><text:span text:style-name="T244"/></text:p>
          </table:table-cell>
          <table:table-cell table:style-name="TableCell050301">
            <text:p text:style-name="P152"><text:span text:style-name="T245">Пользовательская цель</text:span><text:span text:style-name="T246"/></text:p>
          </table:table-cell>
        </table:table-row>
        <table:table-row table:style-name="TableRow0504">
          <table:table-cell table:style-name="TableCell050400">
            <text:p text:style-name="P154"><text:span text:style-name="T247">Actors</text:span><text:span text:style-name="T248"/></text:p>
          </table:table-cell>
          <table:table-cell table:style-name="TableCell050401">
            <text:p text:style-name="P154"><text:span text:style-name="T249">Менеджер, Рекрутер, Фрилансер (добавленные им вакансии)</text:span><text:span text:style-name="T250"/></text:p>
          </table:table-cell>
        </table:table-row>
        <table:table-row table:style-name="TableRow0505">
          <table:table-cell table:style-name="TableCell050500">
            <text:p text:style-name="P156"><text:span text:style-name="T251">Pre-Conditions</text:span><text:span text:style-name="T252"/></text:p>
          </table:table-cell>
          <table:table-cell table:style-name="TableCell050501">
            <text:p text:style-name="P156"><text:span text:style-name="T253">Пользователь имеет права на редактирование профиля вакансии согласно назначенной роли. Открыты результаты поиска вакансии.</text:span><text:span text:style-name="T254"/></text:p>
          </table:table-cell>
        </table:table-row>
        <table:table-row table:style-name="TableRow0506">
          <table:table-cell table:style-name="TableCell050600">
            <text:p text:style-name="P158"><text:span text:style-name="T255">Post Conditions</text:span><text:span text:style-name="T256"/></text:p>
          </table:table-cell>
          <table:table-cell table:style-name="TableCell050601">
            <text:p text:style-name="P158"><text:span text:style-name="T257">Существующая вакансия изменена</text:span><text:span text:style-name="T258"/></text:p>
          </table:table-cell>
        </table:table-row>
        <table:table-row table:style-name="TableRow0507">
          <table:table-cell table:style-name="TableCell050700">
            <text:p text:style-name="P160"><text:span text:style-name="T259">Trigger</text:span><text:span text:style-name="T260"/></text:p>
          </table:table-cell>
          <table:table-cell table:style-name="TableCell050701">
            <text:p text:style-name="P160"><text:span text:style-name="T260"/></text:p>
          </table:table-cell>
        </table:table-row>
        <table:table-row table:style-name="TableRow0508">
          <table:table-cell table:style-name="TableCell050800">
            <text:p text:style-name="P162"><text:span text:style-name="T261">Main Success Scenario</text:span><text:span text:style-name="T262"/></text:p>
          </table:table-cell>
          <table:table-cell table:style-name="TableCell050801">
            <text:p text:style-name="P162"><text:span text:style-name="T263">1.<text:s/></text:span><text:span text:style-name="T264">Актер запрашивает страницу для просмотра и редактирования конкретной вакансии;</text:span></text:p>
            <text:p text:style-name="P162"><text:span text:style-name="T265">2.<text:s/></text:span><text:span text:style-name="T266">Система предоставляет страницу для просмотра и редактирования вакансии;</text:span></text:p>
            <text:p text:style-name="P162"><text:span text:style-name="T267">3.<text:s/></text:span><text:span text:style-name="T268">Актер производит редактирование данных по вакансии;</text:span></text:p>
            <text:p text:style-name="P162"><text:span text:style-name="T269">4.<text:s/></text:span><text:span text:style-name="T270">Актер запрашивает сохранение отредактированной вакансии;</text:span></text:p>
            <text:p text:style-name="P162"><text:span text:style-name="T271">5.<text:s/></text:span><text:span text:style-name="T272">Система проверяет заполненность всех обязательных полей;</text:span></text:p>
            <text:p text:style-name="P162"><text:span text:style-name="T273">6.<text:s/></text:span><text:span text:style-name="T274">Система проверяет валидность введенных данных;</text:span></text:p>
            <text:p text:style-name="P162"><text:span text:style-name="T275">7.<text:s/></text:span><text:span text:style-name="T276">Система производит сохранение изменений по вакансии; </text:span></text:p>
            <text:p text:style-name="P162"><text:span text:style-name="T277">8.<text:s/></text:span><text:span text:style-name="T278">Система выдает сообщения о успешном изменении вакансии;</text:span><text:span text:style-name="T279"/></text:p>
          </table:table-cell>
        </table:table-row>
        <table:table-row table:style-name="TableRow0509">
          <table:table-cell table:style-name="TableCell050900">
            <text:p text:style-name="P165"><text:span text:style-name="T280">Extensions</text:span><text:span text:style-name="T281"/></text:p>
          </table:table-cell>
          <table:table-cell table:style-name="TableCell050901">
            <text:p text:style-name="P165"><text:span text:style-name="T282">4</text:span><text:span text:style-name="T283">а. Актер отменяет сохранение введенных данных:</text:span></text:p>
            <text:list text:style-name="L166">
              <text:list-item>
                <text:p text:style-name="P166"><text:span text:style-name="T283">Актер запрашивает закрытие страницы без предварительного сохранения введенных данных;</text:span></text:p>
              </text:list-item>
              <text:list-item>
                <text:p text:style-name="P166"><text:span text:style-name="T283">Система выдает предупреждение об утере несохраненных данных и запрашивает подтверждение;</text:span></text:p>
              </text:list-item>
              <text:list-item>
                <text:p text:style-name="P166"><text:span text:style-name="T283">Актер подтверждает закрытие страницы без сохранение введенных данных;</text:span></text:p>
              </text:list-item>
              <text:list-item>
                <text:p text:style-name="P166"><text:span text:style-name="T283">Система закрывает страницу без сохраниния.</text:span></text:p>
              </text:list-item>
            </text:list>
            <text:p text:style-name="P167"><text:span text:style-name="T284">5</text:span><text:span text:style-name="T285">а. Не заполнены обязательные поля:</text:span></text:p>
            <text:list text:style-name="L168">
              <text:list-item>
                <text:p text:style-name="P168"><text:span text:style-name="T285">Система выдает предупреждение о том, что не все обязательные поля заполнены;</text:span></text:p>
              </text:list-item>
              <text:list-item>
                <text:p text:style-name="P168"><text:span text:style-name="T285">Система подсвечивает незаполненные обязательные поля;</text:span></text:p>
              </text:list-item>
              <text:list-item>
                <text:p text:style-name="P168"><text:span text:style-name="T285">Система возвращает актеру страницу для ввода данных;</text:span></text:p>
              </text:list-item>
              <text:list-item>
                <text:p text:style-name="P168"><text:span text:style-name="T285">См. п. 4</text:span></text:p>
              </text:list-item>
            </text:list>
            <text:p text:style-name="P169"><text:span text:style-name="T286">6</text:span><text:span text:style-name="T287">а. Поля заполнены некорректно:</text:span></text:p>
            <text:list text:style-name="L170">
              <text:list-item>
                <text:p text:style-name="P170"><text:span text:style-name="T287">Система выдает предупреждение о том, что поля заполнены некорректно;</text:span></text:p>
              </text:list-item>
              <text:list-item>
                <text:p text:style-name="P170"><text:span text:style-name="T287">Система подсвечивает некорректно заполненные поля;</text:span></text:p>
              </text:list-item>
              <text:list-item>
                <text:p text:style-name="P170"><text:span text:style-name="T287">Система возвращает актеру страницу для ввода данных;</text:span></text:p>
              </text:list-item>
              <text:list-item>
                <text:p text:style-name="P170"><text:span text:style-name="T287">Актер редактирует введенные данные;</text:span></text:p>
              </text:list-item>
              <text:list-item>
                <text:p text:style-name="P170"><text:span text:style-name="T287">См. п. 4</text:span><text:span text:style-name="T288"/></text:p>
              </text:list-item>
            </text:list>
          </table:table-cell>
        </table:table-row>
        <table:table-row table:style-name="TableRow0510">
          <table:table-cell table:style-name="TableCell051000">
            <text:p text:style-name="P173"><text:span text:style-name="T289">Variations</text:span><text:span text:style-name="T290"/></text:p>
          </table:table-cell>
          <table:table-cell table:style-name="TableCell051001">
            <text:p text:style-name="P173"><text:span text:style-name="T290"/></text:p>
          </table:table-cell>
        </table:table-row>
        <table:table-row table:style-name="TableRow0511">
          <table:table-cell table:style-name="TableCell051100">
            <text:p text:style-name="P175"><text:span text:style-name="T291">Frequency</text:span><text:span text:style-name="T292"/></text:p>
          </table:table-cell>
          <table:table-cell table:style-name="TableCell051101">
            <text:p text:style-name="P175"><text:span text:style-name="T292"/></text:p>
          </table:table-cell>
        </table:table-row>
        <table:table-row table:style-name="TableRow0512">
          <table:table-cell table:style-name="TableCell051200">
            <text:p text:style-name="P177"><text:span text:style-name="T293">Assumptions</text:span><text:span text:style-name="T294"/></text:p>
          </table:table-cell>
          <table:table-cell table:style-name="TableCell051201">
            <text:p text:style-name="P177"><text:span text:style-name="T294"/></text:p>
          </table:table-cell>
        </table:table-row>
      </table:table>
      <text:p text:style-name="P179"><text:span text:style-name="T294"/></text:p>
      <text:p text:style-name="P179"><text:span text:style-name="T294"/></text:p>
      <text:p text:style-name="P179"><text:span text:style-name="T294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81"><text:span text:style-name="T295">Use case</text:span><text:span text:style-name="T296"/></text:p>
          </table:table-cell>
          <table:table-cell table:style-name="TableCell060001">
            <text:p text:style-name="P181"><text:span text:style-name="T297">Добавление кандидата к вакансии</text:span><text:span text:style-name="T298"/></text:p>
          </table:table-cell>
        </table:table-row>
        <table:table-row table:style-name="TableRow0601">
          <table:table-cell table:style-name="TableCell060100">
            <text:p text:style-name="P184"><text:span text:style-name="T299">Id</text:span><text:span text:style-name="T300"/></text:p>
          </table:table-cell>
          <table:table-cell table:style-name="TableCell060101">
            <text:p text:style-name="P184"><text:span text:style-name="T301">НR-5.6</text:span><text:span text:style-name="T302"/></text:p>
          </table:table-cell>
        </table:table-row>
        <table:table-row table:style-name="TableRow0602">
          <table:table-cell table:style-name="TableCell060200">
            <text:p text:style-name="P186"><text:span text:style-name="T303">Description</text:span><text:span text:style-name="T304"/></text:p>
          </table:table-cell>
          <table:table-cell table:style-name="TableCell060201">
            <text:p text:style-name="P186"><text:span text:style-name="T304"/></text:p>
          </table:table-cell>
        </table:table-row>
        <table:table-row table:style-name="TableRow0603">
          <table:table-cell table:style-name="TableCell060300">
            <text:p text:style-name="P188"><text:span text:style-name="T305">Level</text:span><text:span text:style-name="T306"/></text:p>
          </table:table-cell>
          <table:table-cell table:style-name="TableCell060301">
            <text:p text:style-name="P188"><text:span text:style-name="T307">Пользовательская цель</text:span><text:span text:style-name="T308"/></text:p>
          </table:table-cell>
        </table:table-row>
        <table:table-row table:style-name="TableRow0604">
          <table:table-cell table:style-name="TableCell060400">
            <text:p text:style-name="P190"><text:span text:style-name="T309">Actors</text:span><text:span text:style-name="T310"/></text:p>
          </table:table-cell>
          <table:table-cell table:style-name="TableCell060401">
            <text:p text:style-name="P190"><text:span text:style-name="T311">Менеджер, Рекрутер, Фрилансер<text:s/></text:span><text:span text:style-name="T312"/></text:p>
          </table:table-cell>
        </table:table-row>
        <table:table-row table:style-name="TableRow0605">
          <table:table-cell table:style-name="TableCell060500">
            <text:p text:style-name="P192"><text:span text:style-name="T313">Pre-Conditions</text:span><text:span text:style-name="T314"/></text:p>
          </table:table-cell>
          <table:table-cell table:style-name="TableCell060501">
            <text:p text:style-name="P192"><text:span text:style-name="T315">Пользователь имеет права на добавления кандидата к вакансии согласно назначенной роли. Открыта страница с вакансией</text:span><text:span text:style-name="T316"/></text:p>
          </table:table-cell>
        </table:table-row>
        <table:table-row table:style-name="TableRow0606">
          <table:table-cell table:style-name="TableCell060600">
            <text:p text:style-name="P194"><text:span text:style-name="T317">Post Conditions</text:span><text:span text:style-name="T318"/></text:p>
          </table:table-cell>
          <table:table-cell table:style-name="TableCell060601">
            <text:p text:style-name="P194"><text:span text:style-name="T319">Кандидат прикреплен к вакансии</text:span><text:span text:style-name="T320"/></text:p>
          </table:table-cell>
        </table:table-row>
        <table:table-row table:style-name="TableRow0607">
          <table:table-cell table:style-name="TableCell060700">
            <text:p text:style-name="P196"><text:span text:style-name="T321">Trigger</text:span><text:span text:style-name="T322"/></text:p>
          </table:table-cell>
          <table:table-cell table:style-name="TableCell060701">
            <text:p text:style-name="P196"><text:span text:style-name="T322"/></text:p>
          </table:table-cell>
        </table:table-row>
        <table:table-row table:style-name="TableRow0608">
          <table:table-cell table:style-name="TableCell060800">
            <text:p text:style-name="P198"><text:span text:style-name="T323">Main Success Scenario</text:span><text:span text:style-name="T324"/></text:p>
          </table:table-cell>
          <table:table-cell table:style-name="TableCell060801">
            <text:p text:style-name="P198"><text:span text:style-name="T325">1.<text:s/></text:span><text:span text:style-name="T326">Актер запрашивает добавление кандидата к вакансии;</text:span></text:p>
            <text:p text:style-name="P198"><text:span text:style-name="T327">2.<text:s/></text:span><text:span text:style-name="T328">Система предоставляет форму<text:s text:c="2"/>поиска и добавления кандидатов;</text:span></text:p>
            <text:p text:style-name="P198"><text:span text:style-name="T329">3.<text:s/></text:span><text:span text:style-name="T330">Актер вводит параметры поиска;</text:span></text:p>
            <text:p text:style-name="P198"><text:span text:style-name="T331">4.<text:s/></text:span><text:span text:style-name="T332">Система возвращает результаты поиска;</text:span></text:p>
            <text:p text:style-name="P198"><text:span text:style-name="T333">5.<text:s/></text:span><text:span text:style-name="T334">Актер выбирает кандидатов;</text:span></text:p>
            <text:p text:style-name="P198"><text:span text:style-name="T335">6.<text:s/></text:span><text:span text:style-name="T336">Актер запрашивает добавление выбранных кандидатов к вакансии;</text:span></text:p>
            <text:p text:style-name="P198"><text:span text:style-name="T337">7.<text:s/></text:span><text:span text:style-name="T338">Система добавляет выбранных кандидатов.</text:span><text:span text:style-name="T339"/></text:p>
          </table:table-cell>
        </table:table-row>
        <table:table-row table:style-name="TableRow0609">
          <table:table-cell table:style-name="TableCell060900">
            <text:p text:style-name="P200"><text:span text:style-name="T340">Extensions</text:span><text:span text:style-name="T341"/></text:p>
          </table:table-cell>
          <table:table-cell table:style-name="TableCell060901">
            <text:p text:style-name="P200"><text:span text:style-name="T342">6</text:span><text:span text:style-name="T343">а. Актер не сделал выбор из результатов поиска</text:span></text:p>
            <text:p text:style-name="P200"><text:span text:style-name="T344"><text:s text:c="6"/>1.<text:s/></text:span><text:span text:style-name="T345">Система предлагает добавить всех найденных кандидтов или перейти к выбору п.5;</text:span></text:p>
            <text:p text:style-name="P200"><text:span text:style-name="T346">.<text:s text:c="5"/>2.<text:s/></text:span><text:span text:style-name="T347">Актер выбрал добавление всех найденных;</text:span></text:p>
            <text:p text:style-name="P200"><text:span text:style-name="T348"><text:s text:c="6"/>3.<text:s/></text:span><text:span text:style-name="T349">Система добавляет найденных кандидатов.</text:span></text:p>
            <text:p text:style-name="P200"><text:span text:style-name="T350">6b.<text:s/></text:span><text:span text:style-name="T351">Актер запрашивает закрытие формы.</text:span></text:p>
            <text:p text:style-name="P200"><text:span text:style-name="T352"><text:s text:c="6"/>1.<text:s/></text:span><text:span text:style-name="T353">Система предупреждает, что выбранные кандидаты не добавлены, запрашивает подтвеждение закрытия.</text:span></text:p>
            <text:p text:style-name="P200"><text:span text:style-name="T354"><text:s text:c="6"/>2.<text:s/></text:span><text:span text:style-name="T355">Актер подтверждает закрытие;</text:span></text:p>
            <text:p text:style-name="P200"><text:span text:style-name="T356"><text:s text:c="6"/>3.<text:s/></text:span><text:span text:style-name="T357">Система возвращает кандидату со страницой вакансии.</text:span><text:span text:style-name="T358"/></text:p>
          </table:table-cell>
        </table:table-row>
        <table:table-row table:style-name="TableRow0610">
          <table:table-cell table:style-name="TableCell061000">
            <text:p text:style-name="P202"><text:span text:style-name="T359">Variations</text:span><text:span text:style-name="T360"/></text:p>
          </table:table-cell>
          <table:table-cell table:style-name="TableCell061001">
            <text:p text:style-name="P202"><text:span text:style-name="T360"/></text:p>
          </table:table-cell>
        </table:table-row>
        <table:table-row table:style-name="TableRow0611">
          <table:table-cell table:style-name="TableCell061100">
            <text:p text:style-name="P204"><text:span text:style-name="T361">Frequency</text:span><text:span text:style-name="T362"/></text:p>
          </table:table-cell>
          <table:table-cell table:style-name="TableCell061101">
            <text:p text:style-name="P204"><text:span text:style-name="T362"/></text:p>
          </table:table-cell>
        </table:table-row>
        <table:table-row table:style-name="TableRow0612">
          <table:table-cell table:style-name="TableCell061200">
            <text:p text:style-name="P206"><text:span text:style-name="T363">Assumptions</text:span><text:span text:style-name="T364"/></text:p>
          </table:table-cell>
          <table:table-cell table:style-name="TableCell061201">
            <text:p text:style-name="P206"><text:span text:style-name="T364"/></text:p>
          </table:table-cell>
        </table:table-row>
      </table:table>
      <text:p text:style-name="P208"><text:span text:style-name="T364"/></text:p>
      <text:p text:style-name="P208"><text:span text:style-name="T364"/></text:p>
      <text:p text:style-name="P208"><text:span text:style-name="T364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210"><text:span text:style-name="T365">Use case</text:span><text:span text:style-name="T366"/></text:p>
          </table:table-cell>
          <table:table-cell table:style-name="TableCell070001">
            <text:p text:style-name="P210"><text:span text:style-name="T367">Просмотр кандидатов на вакансию</text:span><text:span text:style-name="T368"/></text:p>
          </table:table-cell>
        </table:table-row>
        <table:table-row table:style-name="TableRow0701">
          <table:table-cell table:style-name="TableCell070100">
            <text:p text:style-name="P213"><text:span text:style-name="T369">Id</text:span><text:span text:style-name="T370"/></text:p>
          </table:table-cell>
          <table:table-cell table:style-name="TableCell070101">
            <text:p text:style-name="P213"><text:span text:style-name="T371">НR-5.7</text:span><text:span text:style-name="T372"/></text:p>
          </table:table-cell>
        </table:table-row>
        <table:table-row table:style-name="TableRow0702">
          <table:table-cell table:style-name="TableCell070200">
            <text:p text:style-name="P215"><text:span text:style-name="T373">Description</text:span><text:span text:style-name="T374"/></text:p>
          </table:table-cell>
          <table:table-cell table:style-name="TableCell070201">
            <text:p text:style-name="P215"><text:span text:style-name="T374"/></text:p>
          </table:table-cell>
        </table:table-row>
        <table:table-row table:style-name="TableRow0703">
          <table:table-cell table:style-name="TableCell070300">
            <text:p text:style-name="P217"><text:span text:style-name="T375">Level</text:span><text:span text:style-name="T376"/></text:p>
          </table:table-cell>
          <table:table-cell table:style-name="TableCell070301">
            <text:p text:style-name="P217"><text:span text:style-name="T377">Пользовательская цель</text:span><text:span text:style-name="T378"/></text:p>
          </table:table-cell>
        </table:table-row>
        <table:table-row table:style-name="TableRow0704">
          <table:table-cell table:style-name="TableCell070400">
            <text:p text:style-name="P219"><text:span text:style-name="T379">Actors</text:span><text:span text:style-name="T380"/></text:p>
          </table:table-cell>
          <table:table-cell table:style-name="TableCell070401">
            <text:p text:style-name="P219"><text:span text:style-name="T381">Менеджер, Рекрутер, Фрилансер<text:s/></text:span><text:span text:style-name="T382"/></text:p>
          </table:table-cell>
        </table:table-row>
        <table:table-row table:style-name="TableRow0705">
          <table:table-cell table:style-name="TableCell070500">
            <text:p text:style-name="P221"><text:span text:style-name="T383">Pre-Conditions</text:span><text:span text:style-name="T384"/></text:p>
          </table:table-cell>
          <table:table-cell table:style-name="TableCell070501">
            <text:p text:style-name="P221"><text:span text:style-name="T385">Пользователь имеет права на просмотр кандидатов на вакансию согласно назначенной роли. Открыта страница с вакансией</text:span><text:span text:style-name="T386"/></text:p>
          </table:table-cell>
        </table:table-row>
        <table:table-row table:style-name="TableRow0706">
          <table:table-cell table:style-name="TableCell070600">
            <text:p text:style-name="P223"><text:span text:style-name="T387">Post Conditions</text:span><text:span text:style-name="T388"/></text:p>
          </table:table-cell>
          <table:table-cell table:style-name="TableCell070601">
            <text:p text:style-name="P223"><text:span text:style-name="T389">Открыта страница со списком кандидатов, прикрепленных к вакансии</text:span><text:span text:style-name="T390"/></text:p>
          </table:table-cell>
        </table:table-row>
        <table:table-row table:style-name="TableRow0707">
          <table:table-cell table:style-name="TableCell070700">
            <text:p text:style-name="P225"><text:span text:style-name="T391">Trigger</text:span><text:span text:style-name="T392"/></text:p>
          </table:table-cell>
          <table:table-cell table:style-name="TableCell070701">
            <text:p text:style-name="P225"><text:span text:style-name="T392"/></text:p>
          </table:table-cell>
        </table:table-row>
        <table:table-row table:style-name="TableRow0708">
          <table:table-cell table:style-name="TableCell070800">
            <text:p text:style-name="P227"><text:span text:style-name="T393">Main Success Scenario</text:span><text:span text:style-name="T394"/></text:p>
          </table:table-cell>
          <table:table-cell table:style-name="TableCell070801">
            <text:p text:style-name="P227"><text:span text:style-name="T395">1.<text:s/></text:span><text:span text:style-name="T396">Актер запрашивает просмотр кандидатов, прикрепленных к вакансии;</text:span></text:p>
            <text:p text:style-name="P227"><text:span text:style-name="T397">2.<text:s/></text:span><text:span text:style-name="T398">Система предоставляет список кандидатов, прикрепленных к вакансии.</text:span></text:p>
            <text:p text:style-name="P227"><text:span text:style-name="T399"/></text:p>
          </table:table-cell>
        </table:table-row>
        <table:table-row table:style-name="TableRow0709">
          <table:table-cell table:style-name="TableCell070900">
            <text:p text:style-name="P229"><text:span text:style-name="T400">Extensions</text:span><text:span text:style-name="T401"/></text:p>
          </table:table-cell>
          <table:table-cell table:style-name="TableCell070901">
            <text:p text:style-name="P229"><text:span text:style-name="T401"/></text:p>
          </table:table-cell>
        </table:table-row>
        <table:table-row table:style-name="TableRow0710">
          <table:table-cell table:style-name="TableCell071000">
            <text:p text:style-name="P231"><text:span text:style-name="T402">Variations</text:span><text:span text:style-name="T403"/></text:p>
          </table:table-cell>
          <table:table-cell table:style-name="TableCell071001">
            <text:p text:style-name="P231"><text:span text:style-name="T403"/></text:p>
          </table:table-cell>
        </table:table-row>
        <table:table-row table:style-name="TableRow0711">
          <table:table-cell table:style-name="TableCell071100">
            <text:p text:style-name="P233"><text:span text:style-name="T404">Frequency</text:span><text:span text:style-name="T405"/></text:p>
          </table:table-cell>
          <table:table-cell table:style-name="TableCell071101">
            <text:p text:style-name="P233"><text:span text:style-name="T405"/></text:p>
          </table:table-cell>
        </table:table-row>
        <table:table-row table:style-name="TableRow0712">
          <table:table-cell table:style-name="TableCell071200">
            <text:p text:style-name="P235"><text:span text:style-name="T406">Assumptions</text:span><text:span text:style-name="T407"/></text:p>
          </table:table-cell>
          <table:table-cell table:style-name="TableCell071201">
            <text:p text:style-name="P235"><text:span text:style-name="T407"/></text:p>
          </table:table-cell>
        </table:table-row>
        <table:table-row table:style-name="TableRow0713">
          <table:table-cell table:style-name="TableCell071300">
            <text:p text:style-name="P238"><text:span text:style-name="T408">Use case</text:span><text:span text:style-name="T409"/></text:p>
          </table:table-cell>
          <table:table-cell table:style-name="TableCell071301">
            <text:p text:style-name="P238"><text:span text:style-name="T410">Изменение статуса кандидата внутри вакансии</text:span><text:span text:style-name="T411"/></text:p>
          </table:table-cell>
        </table:table-row>
        <table:table-row table:style-name="TableRow0714">
          <table:table-cell table:style-name="TableCell071400">
            <text:p text:style-name="P241"><text:span text:style-name="T412">Id</text:span><text:span text:style-name="T413"/></text:p>
          </table:table-cell>
          <table:table-cell table:style-name="TableCell071401">
            <text:p text:style-name="P241"><text:span text:style-name="T414">НR-5.8</text:span><text:span text:style-name="T415"/></text:p>
          </table:table-cell>
        </table:table-row>
        <table:table-row table:style-name="TableRow0715">
          <table:table-cell table:style-name="TableCell071500">
            <text:p text:style-name="P244"><text:span text:style-name="T416">Description</text:span><text:span text:style-name="T417"/></text:p>
          </table:table-cell>
          <table:table-cell table:style-name="TableCell071501">
            <text:p text:style-name="P244"><text:span text:style-name="T417"/></text:p>
          </table:table-cell>
        </table:table-row>
        <table:table-row table:style-name="TableRow0716">
          <table:table-cell table:style-name="TableCell071600">
            <text:p text:style-name="P246"><text:span text:style-name="T418">Level</text:span><text:span text:style-name="T419"/></text:p>
          </table:table-cell>
          <table:table-cell table:style-name="TableCell071601">
            <text:p text:style-name="P246"><text:span text:style-name="T420">Пользовательская цель</text:span><text:span text:style-name="T421"/></text:p>
          </table:table-cell>
        </table:table-row>
        <table:table-row table:style-name="TableRow0717">
          <table:table-cell table:style-name="TableCell071700">
            <text:p text:style-name="P248"><text:span text:style-name="T422">Actors</text:span><text:span text:style-name="T423"/></text:p>
          </table:table-cell>
          <table:table-cell table:style-name="TableCell071701">
            <text:p text:style-name="P248"><text:span text:style-name="T424">Менеджер, Рекрутер, Фрилансер<text:s/></text:span><text:span text:style-name="T425"/></text:p>
          </table:table-cell>
        </table:table-row>
        <table:table-row table:style-name="TableRow0718">
          <table:table-cell table:style-name="TableCell071800">
            <text:p text:style-name="P250"><text:span text:style-name="T426">Pre-Conditions</text:span><text:span text:style-name="T427"/></text:p>
          </table:table-cell>
          <table:table-cell table:style-name="TableCell071801">
            <text:p text:style-name="P250"><text:span text:style-name="T428">Пользователь имеет права на изменения статуса кандидата согласно назначенной роли. Открыта страница с вакансией</text:span><text:span text:style-name="T429"/></text:p>
          </table:table-cell>
        </table:table-row>
        <table:table-row table:style-name="TableRow0719">
          <table:table-cell table:style-name="TableCell071900">
            <text:p text:style-name="P252"><text:span text:style-name="T430">Post Conditions</text:span><text:span text:style-name="T431"/></text:p>
          </table:table-cell>
          <table:table-cell table:style-name="TableCell071901">
            <text:p text:style-name="P252"><text:span text:style-name="T432">Статус кандидата изменен</text:span><text:span text:style-name="T433"/></text:p>
          </table:table-cell>
        </table:table-row>
        <table:table-row table:style-name="TableRow0720">
          <table:table-cell table:style-name="TableCell072000">
            <text:p text:style-name="P254"><text:span text:style-name="T434">Trigger</text:span><text:span text:style-name="T435"/></text:p>
          </table:table-cell>
          <table:table-cell table:style-name="TableCell072001">
            <text:p text:style-name="P254"><text:span text:style-name="T435"/></text:p>
          </table:table-cell>
        </table:table-row>
        <table:table-row table:style-name="TableRow0721">
          <table:table-cell table:style-name="TableCell072100">
            <text:p text:style-name="P256"><text:span text:style-name="T436">Main Success Scenario</text:span><text:span text:style-name="T437"/></text:p>
          </table:table-cell>
          <table:table-cell table:style-name="TableCell072101">
            <text:p text:style-name="P256"><text:span text:style-name="T438">1.<text:s/></text:span><text:span text:style-name="T439">Актер запрашивает страницу со списком кандидатов, прикрепленных к вакансии;</text:span></text:p>
            <text:p text:style-name="P256"><text:span text:style-name="T440">2.<text:s/></text:span><text:span text:style-name="T441">Система предоставляет страницу со списком кандидатов, прикрепленных к вакансии;</text:span></text:p>
            <text:p text:style-name="P256"><text:span text:style-name="T442">3.<text:s/></text:span><text:span text:style-name="T443">Актер запрашивает доступ к профилю конкретного кандидата, прикрепленного к вакансии;</text:span></text:p>
            <text:p text:style-name="P256"><text:span text:style-name="T444">4.<text:s/></text:span><text:span text:style-name="T445">Система предоставляет доступ к профилю кандидата, прикрепленного к вакансии;</text:span></text:p>
            <text:p text:style-name="P256"><text:span text:style-name="T446">5.<text:s/></text:span><text:span text:style-name="T447">Актер запрашивает изменение статуса кандидата;</text:span></text:p>
            <text:p text:style-name="P256"><text:span text:style-name="T448">6.<text:s/></text:span><text:span text:style-name="T449">Система запрашивает подтверждение изменениия статуса кандидата и предоставляет поле для введения коментария;</text:span></text:p>
            <text:p text:style-name="P256"><text:span text:style-name="T450">7.<text:s/></text:span><text:span text:style-name="T451">Актер заполняет поле с комментариями и<text:s text:c="2"/>подверждает изменения статуса кандидата;</text:span></text:p>
            <text:p text:style-name="P256"><text:span text:style-name="T452">8.<text:s/></text:span><text:span text:style-name="T453">Система изменяет стаус кандидата.</text:span><text:span text:style-name="T454"/></text:p>
          </table:table-cell>
        </table:table-row>
        <table:table-row table:style-name="TableRow0722">
          <table:table-cell table:style-name="TableCell072200">
            <text:p text:style-name="P258"><text:span text:style-name="T455">Extensions</text:span><text:span text:style-name="T456"/></text:p>
          </table:table-cell>
          <table:table-cell table:style-name="TableCell072201">
            <text:p text:style-name="P258"><text:span text:style-name="T457">7</text:span><text:span text:style-name="T458">а. Отмена изменения статуса кандидата:</text:span></text:p>
            <text:list text:style-name="L259">
              <text:list-item>
                <text:p text:style-name="P259"><text:span text:style-name="T458">Актер не подтверждает изменение статуса кандидата;</text:span></text:p>
              </text:list-item>
              <text:list-item>
                <text:p text:style-name="P259"><text:span text:style-name="T458">Система возвращает актеру страницу с профилем кандидата;</text:span></text:p>
              </text:list-item>
            </text:list>
            <text:p text:style-name="P260"><text:span text:style-name="T459">7</text:span><text:span text:style-name="T460">б. Отсутствие комментария при изменении статуса кандидата:</text:span></text:p>
            <text:list text:style-name="L261">
              <text:list-item>
                <text:p text:style-name="P261"><text:span text:style-name="T460">Актер подтверждает изменения статуса кандидата без внесения пояснительных комментариев;</text:span></text:p>
              </text:list-item>
              <text:list-item>
                <text:p text:style-name="P261"><text:span text:style-name="T460">Система выдает предупреждение о том, что поле комментария не заполнено и запрашивает подтвержение на выполнение операции;</text:span></text:p>
              </text:list-item>
              <text:list-item>
                <text:p text:style-name="P261"><text:span text:style-name="T460">Актер подтвержает изменение статуса кандидата без внесения пояснительных комментариев;</text:span></text:p>
              </text:list-item>
              <text:list-item>
                <text:p text:style-name="P261"><text:span text:style-name="T460">Система изменяет статус кандидата.</text:span><text:span text:style-name="T461"/></text:p>
              </text:list-item>
            </text:list>
          </table:table-cell>
        </table:table-row>
        <table:table-row table:style-name="TableRow0723">
          <table:table-cell table:style-name="TableCell072300">
            <text:p text:style-name="P263"><text:span text:style-name="T462">Variations</text:span><text:span text:style-name="T463"/></text:p>
          </table:table-cell>
          <table:table-cell table:style-name="TableCell072301">
            <text:p text:style-name="P263"><text:span text:style-name="T463"/></text:p>
          </table:table-cell>
        </table:table-row>
        <table:table-row table:style-name="TableRow0724">
          <table:table-cell table:style-name="TableCell072400">
            <text:p text:style-name="P265"><text:span text:style-name="T464">Frequency</text:span><text:span text:style-name="T465"/></text:p>
          </table:table-cell>
          <table:table-cell table:style-name="TableCell072401">
            <text:p text:style-name="P265"><text:span text:style-name="T465"/></text:p>
          </table:table-cell>
        </table:table-row>
        <table:table-row table:style-name="TableRow0725">
          <table:table-cell table:style-name="TableCell072500">
            <text:p text:style-name="P267"><text:span text:style-name="T466">Assumptions</text:span><text:span text:style-name="T467"/></text:p>
          </table:table-cell>
          <table:table-cell table:style-name="TableCell072501">
            <text:p text:style-name="P267"><text:span text:style-name="T467"/></text:p>
          </table:table-cell>
        </table:table-row>
      </table:table>
      <text:p text:style-name="P269"><text:span text:style-name="T467"/></text:p>
      <text:p text:style-name="P269"><text:span text:style-name="T467"/></text:p>
      <text:p text:style-name="P269"><text:span text:style-name="T467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271"><text:span text:style-name="T468">Use case</text:span><text:span text:style-name="T469"/></text:p>
          </table:table-cell>
          <table:table-cell table:style-name="TableCell080001">
            <text:p text:style-name="P271"><text:span text:style-name="T470">Удаление кандидата из вакансии</text:span><text:span text:style-name="T471"/></text:p>
          </table:table-cell>
        </table:table-row>
        <table:table-row table:style-name="TableRow0801">
          <table:table-cell table:style-name="TableCell080100">
            <text:p text:style-name="P274"><text:span text:style-name="T472">Id</text:span><text:span text:style-name="T473"/></text:p>
          </table:table-cell>
          <table:table-cell table:style-name="TableCell080101">
            <text:p text:style-name="P274"><text:span text:style-name="T474">НR-5.9</text:span><text:span text:style-name="T475"/></text:p>
          </table:table-cell>
        </table:table-row>
        <table:table-row table:style-name="TableRow0802">
          <table:table-cell table:style-name="TableCell080200">
            <text:p text:style-name="P276"><text:span text:style-name="T476">Description</text:span><text:span text:style-name="T477"/></text:p>
          </table:table-cell>
          <table:table-cell table:style-name="TableCell080201">
            <text:p text:style-name="P276"><text:span text:style-name="T477"/></text:p>
          </table:table-cell>
        </table:table-row>
        <table:table-row table:style-name="TableRow0803">
          <table:table-cell table:style-name="TableCell080300">
            <text:p text:style-name="P278"><text:span text:style-name="T478">Level</text:span><text:span text:style-name="T479"/></text:p>
          </table:table-cell>
          <table:table-cell table:style-name="TableCell080301">
            <text:p text:style-name="P278"><text:span text:style-name="T480">Пользовательская цель</text:span><text:span text:style-name="T481"/></text:p>
          </table:table-cell>
        </table:table-row>
        <table:table-row table:style-name="TableRow0804">
          <table:table-cell table:style-name="TableCell080400">
            <text:p text:style-name="P280"><text:span text:style-name="T482">Actors</text:span><text:span text:style-name="T483"/></text:p>
          </table:table-cell>
          <table:table-cell table:style-name="TableCell080401">
            <text:p text:style-name="P280"><text:span text:style-name="T484">Менеджер, Рекрутер, Фрилансер<text:s/></text:span><text:span text:style-name="T485"/></text:p>
          </table:table-cell>
        </table:table-row>
        <table:table-row table:style-name="TableRow0805">
          <table:table-cell table:style-name="TableCell080500">
            <text:p text:style-name="P282"><text:span text:style-name="T486">Pre-Conditions</text:span><text:span text:style-name="T487"/></text:p>
          </table:table-cell>
          <table:table-cell table:style-name="TableCell080501">
            <text:p text:style-name="P282"><text:span text:style-name="T488">Пользователь имеет права на удаление кандидата из вакансии согласно назначенной роли. Открыта страница с вакансией</text:span><text:span text:style-name="T489"/></text:p>
          </table:table-cell>
        </table:table-row>
        <table:table-row table:style-name="TableRow0806">
          <table:table-cell table:style-name="TableCell080600">
            <text:p text:style-name="P284"><text:span text:style-name="T490">Post Conditions</text:span><text:span text:style-name="T491"/></text:p>
          </table:table-cell>
          <table:table-cell table:style-name="TableCell080601">
            <text:p text:style-name="P284"><text:span text:style-name="T492">Кандидат удален из вакансии</text:span><text:span text:style-name="T493"/></text:p>
          </table:table-cell>
        </table:table-row>
        <table:table-row table:style-name="TableRow0807">
          <table:table-cell table:style-name="TableCell080700">
            <text:p text:style-name="P286"><text:span text:style-name="T494">Trigger</text:span><text:span text:style-name="T495"/></text:p>
          </table:table-cell>
          <table:table-cell table:style-name="TableCell080701">
            <text:p text:style-name="P286"><text:span text:style-name="T495"/></text:p>
          </table:table-cell>
        </table:table-row>
        <table:table-row table:style-name="TableRow0808">
          <table:table-cell table:style-name="TableCell080800">
            <text:p text:style-name="P288"><text:span text:style-name="T496">Main Success Scenario</text:span><text:span text:style-name="T497"/></text:p>
          </table:table-cell>
          <table:table-cell table:style-name="TableCell080801">
            <text:p text:style-name="P288"><text:span text:style-name="T498">1.<text:s/></text:span><text:span text:style-name="T499">Актер запрашивает страницу со списком кандидатов, прикрепленных к вакансии;</text:span></text:p>
            <text:p text:style-name="P288"><text:span text:style-name="T500">2.<text:s/></text:span><text:span text:style-name="T501">Система предоставляет страницу со списком кандидатов, прикрепленных к вакансии;</text:span></text:p>
            <text:p text:style-name="P288"><text:span text:style-name="T502">3.<text:s/></text:span><text:span text:style-name="T503">Актер выбирает<text:s text:c="2"/>кандидата;</text:span></text:p>
            <text:p text:style-name="P288"><text:span text:style-name="T504">4.<text:s/></text:span><text:span text:style-name="T505">Актер запрашивает удаление кандидата;</text:span></text:p>
            <text:p text:style-name="P288"><text:span text:style-name="T506">5.<text:s/></text:span><text:span text:style-name="T507">Система выдает предупреждение о том, что в результате данной операции кандидат будет удален из данной вакансии и запрашивает подтверждение удаления;</text:span></text:p>
            <text:p text:style-name="P288"><text:span text:style-name="T508">6.<text:s/></text:span><text:span text:style-name="T509">Актер подтверждает удаление;</text:span></text:p>
            <text:p text:style-name="P288"><text:span text:style-name="T510">7.<text:s/></text:span><text:span text:style-name="T511">Система удаляет выбранного кандидата из вакансии.</text:span><text:span text:style-name="T512"/></text:p>
          </table:table-cell>
        </table:table-row>
        <table:table-row table:style-name="TableRow0809">
          <table:table-cell table:style-name="TableCell080900">
            <text:p text:style-name="P290"><text:span text:style-name="T513">Extensions</text:span><text:span text:style-name="T514"/></text:p>
          </table:table-cell>
          <table:table-cell table:style-name="TableCell080901">
            <text:p text:style-name="P290"><text:span text:style-name="T515">6</text:span><text:span text:style-name="T516">а. Отмена удаления кандидата из вакансии:</text:span></text:p>
            <text:list text:style-name="L291">
              <text:list-item>
                <text:p text:style-name="P291"><text:span text:style-name="T516">Актер не подтверждает удаление кандидата из вакансии;</text:span></text:p>
              </text:list-item>
              <text:list-item>
                <text:p text:style-name="P291"><text:span text:style-name="T516">Система возвращает актеру страницу с профилем кандидата.</text:span><text:span text:style-name="T517"/></text:p>
              </text:list-item>
            </text:list>
          </table:table-cell>
        </table:table-row>
        <table:table-row table:style-name="TableRow0810">
          <table:table-cell table:style-name="TableCell081000">
            <text:p text:style-name="P293"><text:span text:style-name="T518">Variations</text:span><text:span text:style-name="T519"/></text:p>
          </table:table-cell>
          <table:table-cell table:style-name="TableCell081001">
            <text:p text:style-name="P293"><text:span text:style-name="T519"/></text:p>
          </table:table-cell>
        </table:table-row>
        <table:table-row table:style-name="TableRow0811">
          <table:table-cell table:style-name="TableCell081100">
            <text:p text:style-name="P295"><text:span text:style-name="T520">Frequency</text:span><text:span text:style-name="T521"/></text:p>
          </table:table-cell>
          <table:table-cell table:style-name="TableCell081101">
            <text:p text:style-name="P295"><text:span text:style-name="T521"/></text:p>
          </table:table-cell>
        </table:table-row>
        <table:table-row table:style-name="TableRow0812">
          <table:table-cell table:style-name="TableCell081200">
            <text:p text:style-name="P297"><text:span text:style-name="T522">Assumptions</text:span><text:span text:style-name="T523"/></text:p>
          </table:table-cell>
          <table:table-cell table:style-name="TableCell081201">
            <text:p text:style-name="P297"><text:span text:style-name="T523"/></text:p>
          </table:table-cell>
        </table:table-row>
      </table:table>
      <text:p text:style-name="P299"><text:span text:style-name="T523"/></text:p>
      <text:p text:style-name="P299"><text:span text:style-name="T523"/></text:p>
      <text:p text:style-name="P299"><text:span text:style-name="T523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301"><text:span text:style-name="T524">Use case</text:span><text:span text:style-name="T525"/></text:p>
          </table:table-cell>
          <table:table-cell table:style-name="TableCell090001">
            <text:p text:style-name="P301"><text:span text:style-name="T526">Изменение статуса вакансии</text:span><text:span text:style-name="T527"/></text:p>
          </table:table-cell>
        </table:table-row>
        <table:table-row table:style-name="TableRow0901">
          <table:table-cell table:style-name="TableCell090100">
            <text:p text:style-name="P304"><text:span text:style-name="T528">Id</text:span><text:span text:style-name="T529"/></text:p>
          </table:table-cell>
          <table:table-cell table:style-name="TableCell090101">
            <text:p text:style-name="P304"><text:span text:style-name="T530">НР-5.10</text:span><text:span text:style-name="T531"/></text:p>
          </table:table-cell>
        </table:table-row>
        <table:table-row table:style-name="TableRow0902">
          <table:table-cell table:style-name="TableCell090200">
            <text:p text:style-name="P306"><text:span text:style-name="T532">Description</text:span><text:span text:style-name="T533"/></text:p>
          </table:table-cell>
          <table:table-cell table:style-name="TableCell090201">
            <text:p text:style-name="P306"><text:span text:style-name="T533"/></text:p>
          </table:table-cell>
        </table:table-row>
        <table:table-row table:style-name="TableRow0903">
          <table:table-cell table:style-name="TableCell090300">
            <text:p text:style-name="P308"><text:span text:style-name="T534">Level</text:span><text:span text:style-name="T535"/></text:p>
          </table:table-cell>
          <table:table-cell table:style-name="TableCell090301">
            <text:p text:style-name="P308"><text:span text:style-name="T536">Пользовательская цель</text:span><text:span text:style-name="T537"/></text:p>
          </table:table-cell>
        </table:table-row>
        <table:table-row table:style-name="TableRow0904">
          <table:table-cell table:style-name="TableCell090400">
            <text:p text:style-name="P310"><text:span text:style-name="T538">Actors</text:span><text:span text:style-name="T539"/></text:p>
          </table:table-cell>
          <table:table-cell table:style-name="TableCell090401">
            <text:p text:style-name="P310"><text:span text:style-name="T540">Менеджер, Рекрутер, Фрилансер (только свои вакансии)</text:span><text:span text:style-name="T541"/></text:p>
          </table:table-cell>
        </table:table-row>
        <table:table-row table:style-name="TableRow0905">
          <table:table-cell table:style-name="TableCell090500">
            <text:p text:style-name="P312"><text:span text:style-name="T542">Pre-Conditions</text:span><text:span text:style-name="T543"/></text:p>
          </table:table-cell>
          <table:table-cell table:style-name="TableCell090501">
            <text:p text:style-name="P312"><text:span text:style-name="T544">Пользователь имеет права на изменение статуса вакансии согласно назначенной роли. Открыта страница с вакансией</text:span><text:span text:style-name="T545"/></text:p>
          </table:table-cell>
        </table:table-row>
        <table:table-row table:style-name="TableRow0906">
          <table:table-cell table:style-name="TableCell090600">
            <text:p text:style-name="P314"><text:span text:style-name="T546">Post Conditions</text:span><text:span text:style-name="T547"/></text:p>
          </table:table-cell>
          <table:table-cell table:style-name="TableCell090601">
            <text:p text:style-name="P314"><text:span text:style-name="T548">Статус вакансии изменен</text:span><text:span text:style-name="T549"/></text:p>
          </table:table-cell>
        </table:table-row>
        <table:table-row table:style-name="TableRow0907">
          <table:table-cell table:style-name="TableCell090700">
            <text:p text:style-name="P316"><text:span text:style-name="T550">Trigger</text:span><text:span text:style-name="T551"/></text:p>
          </table:table-cell>
          <table:table-cell table:style-name="TableCell090701">
            <text:p text:style-name="P316"><text:span text:style-name="T551"/></text:p>
          </table:table-cell>
        </table:table-row>
        <table:table-row table:style-name="TableRow0908">
          <table:table-cell table:style-name="TableCell090800">
            <text:p text:style-name="P318"><text:span text:style-name="T552">Main Success Scenario</text:span><text:span text:style-name="T553"/></text:p>
          </table:table-cell>
          <table:table-cell table:style-name="TableCell090801">
            <text:p text:style-name="P318"><text:span text:style-name="T554">1.<text:s/></text:span><text:span text:style-name="T555">Актер запрашивает изменение статуса вакансии;</text:span></text:p>
            <text:p text:style-name="P318"><text:span text:style-name="T556">2.<text:s/></text:span><text:span text:style-name="T557">Система предоставляет список предустановленных статусов;</text:span></text:p>
            <text:p text:style-name="P318"><text:span text:style-name="T558">3.<text:s/></text:span><text:span text:style-name="T559">Актер выбирает желаемый статус;</text:span></text:p>
            <text:p text:style-name="P318"><text:span text:style-name="T560">4.<text:s/></text:span><text:span text:style-name="T561">Актер запрашивает сохранение изменений;</text:span></text:p>
            <text:p text:style-name="P318"><text:span text:style-name="T562">5.<text:s/></text:span><text:span text:style-name="T563">Система изменяет статус вакансии.</text:span><text:span text:style-name="T564"/></text:p>
          </table:table-cell>
        </table:table-row>
        <table:table-row table:style-name="TableRow0909">
          <table:table-cell table:style-name="TableCell090900">
            <text:p text:style-name="P320"><text:span text:style-name="T565">Extensions</text:span><text:span text:style-name="T566"/></text:p>
          </table:table-cell>
          <table:table-cell table:style-name="TableCell090901">
            <text:p text:style-name="P320"><text:span text:style-name="T566"/></text:p>
          </table:table-cell>
        </table:table-row>
        <table:table-row table:style-name="TableRow0910">
          <table:table-cell table:style-name="TableCell091000">
            <text:p text:style-name="P322"><text:span text:style-name="T567">Variations</text:span><text:span text:style-name="T568"/></text:p>
          </table:table-cell>
          <table:table-cell table:style-name="TableCell091001">
            <text:p text:style-name="P322"><text:span text:style-name="T568"/></text:p>
          </table:table-cell>
        </table:table-row>
        <table:table-row table:style-name="TableRow0911">
          <table:table-cell table:style-name="TableCell091100">
            <text:p text:style-name="P324"><text:span text:style-name="T569">Frequency</text:span><text:span text:style-name="T570"/></text:p>
          </table:table-cell>
          <table:table-cell table:style-name="TableCell091101">
            <text:p text:style-name="P324"><text:span text:style-name="T571">4</text:span><text:span text:style-name="T572">а. Отмена изменения статуса:</text:span></text:p>
            <text:list text:style-name="L325">
              <text:list-item>
                <text:p text:style-name="P325"><text:span text:style-name="T572">Актер закрывает страницу без предварительного сохранения изменений;</text:span></text:p>
              </text:list-item>
              <text:list-item>
                <text:p text:style-name="P325"><text:span text:style-name="T572">Система выдает предупреждение о том, что в результате данной операции измененные данные будут утеряны и запрашивает подтверждение;</text:span></text:p>
              </text:list-item>
              <text:list-item>
                <text:p text:style-name="P325"><text:span text:style-name="T572">Актер подтверждает закрытие страницы без сохранения измененного статуса;</text:span><text:span text:style-name="T573"/></text:p>
              </text:list-item>
            </text:list>
          </table:table-cell>
        </table:table-row>
        <table:table-row table:style-name="TableRow0912">
          <table:table-cell table:style-name="TableCell091200">
            <text:p text:style-name="P327"><text:span text:style-name="T574">Assumptions</text:span><text:span text:style-name="T575"/></text:p>
          </table:table-cell>
          <table:table-cell table:style-name="TableCell091201">
            <text:p text:style-name="P327"><text:span text:style-name="T575"/></text:p>
          </table:table-cell>
        </table:table-row>
      </table:table>
      <text:p text:style-name="P329"><text:span text:style-name="T575"/></text:p>
      <text:p text:style-name="P329"><text:span text:style-name="T575"/></text:p>
      <text:p text:style-name="P329"><text:span text:style-name="T575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331"><text:span text:style-name="T576">Use case</text:span><text:span text:style-name="T577"/></text:p>
          </table:table-cell>
          <table:table-cell table:style-name="TableCell100001">
            <text:p text:style-name="P331"><text:span text:style-name="T578">Удаление (деактивация) вакансии</text:span><text:span text:style-name="T579"/></text:p>
          </table:table-cell>
        </table:table-row>
        <table:table-row table:style-name="TableRow1001">
          <table:table-cell table:style-name="TableCell100100">
            <text:p text:style-name="P334"><text:span text:style-name="T580">Id</text:span><text:span text:style-name="T581"/></text:p>
          </table:table-cell>
          <table:table-cell table:style-name="TableCell100101">
            <text:p text:style-name="P334"><text:span text:style-name="T582">НR-5.11</text:span><text:span text:style-name="T583"/></text:p>
          </table:table-cell>
        </table:table-row>
        <table:table-row table:style-name="TableRow1002">
          <table:table-cell table:style-name="TableCell100200">
            <text:p text:style-name="P336"><text:span text:style-name="T584">Description</text:span><text:span text:style-name="T585"/></text:p>
          </table:table-cell>
          <table:table-cell table:style-name="TableCell100201">
            <text:p text:style-name="P336"><text:span text:style-name="T585"/></text:p>
          </table:table-cell>
        </table:table-row>
        <table:table-row table:style-name="TableRow1003">
          <table:table-cell table:style-name="TableCell100300">
            <text:p text:style-name="P338"><text:span text:style-name="T586">Level</text:span><text:span text:style-name="T587"/></text:p>
          </table:table-cell>
          <table:table-cell table:style-name="TableCell100301">
            <text:p text:style-name="P338"><text:span text:style-name="T588">Пользовательская цель</text:span><text:span text:style-name="T589"/></text:p>
          </table:table-cell>
        </table:table-row>
        <table:table-row table:style-name="TableRow1004">
          <table:table-cell table:style-name="TableCell100400">
            <text:p text:style-name="P340"><text:span text:style-name="T590">Actors</text:span><text:span text:style-name="T591"/></text:p>
          </table:table-cell>
          <table:table-cell table:style-name="TableCell100401">
            <text:p text:style-name="P340"><text:span text:style-name="T592">Менеджер, Рекрутер, Фрилансер (только свои вакансии)</text:span><text:span text:style-name="T593"/></text:p>
          </table:table-cell>
        </table:table-row>
        <table:table-row table:style-name="TableRow1005">
          <table:table-cell table:style-name="TableCell100500">
            <text:p text:style-name="P342"><text:span text:style-name="T594">Pre-Conditions</text:span><text:span text:style-name="T595"/></text:p>
          </table:table-cell>
          <table:table-cell table:style-name="TableCell100501">
            <text:p text:style-name="P342"><text:span text:style-name="T596">Пользователь имеет права на удаление вакансии согласно назначенной роли. Открыта страница вакансии</text:span><text:span text:style-name="T597"/></text:p>
          </table:table-cell>
        </table:table-row>
        <table:table-row table:style-name="TableRow1006">
          <table:table-cell table:style-name="TableCell100600">
            <text:p text:style-name="P344"><text:span text:style-name="T598">Post Conditions</text:span><text:span text:style-name="T599"/></text:p>
          </table:table-cell>
          <table:table-cell table:style-name="TableCell100601">
            <text:p text:style-name="P344"><text:span text:style-name="T600">Вакансия удалена из базы</text:span><text:span text:style-name="T601"/></text:p>
          </table:table-cell>
        </table:table-row>
        <table:table-row table:style-name="TableRow1007">
          <table:table-cell table:style-name="TableCell100700">
            <text:p text:style-name="P346"><text:span text:style-name="T602">Trigger</text:span><text:span text:style-name="T603"/></text:p>
          </table:table-cell>
          <table:table-cell table:style-name="TableCell100701">
            <text:p text:style-name="P346"><text:span text:style-name="T603"/></text:p>
          </table:table-cell>
        </table:table-row>
        <table:table-row table:style-name="TableRow1008">
          <table:table-cell table:style-name="TableCell100800">
            <text:p text:style-name="P348"><text:span text:style-name="T604">Main Success Scenario</text:span><text:span text:style-name="T605"/></text:p>
          </table:table-cell>
          <table:table-cell table:style-name="TableCell100801">
            <text:p text:style-name="P348"><text:span text:style-name="T606">1.<text:s/></text:span><text:span text:style-name="T607">Актер запрашивает удаление вакансии;</text:span></text:p>
            <text:p text:style-name="P348"><text:span text:style-name="T608">2.<text:s/></text:span><text:span text:style-name="T609">Система выдает предупреждение о том, что в результате данной операции вакансия будет удалена из базы и запрашивает подтвеждение удаления;</text:span></text:p>
            <text:p text:style-name="P348"><text:span text:style-name="T610">3.<text:s/></text:span><text:span text:style-name="T611">Актер подтверждает удаление;</text:span></text:p>
            <text:p text:style-name="P348"><text:span text:style-name="T612">4.<text:s/></text:span><text:span text:style-name="T613">Система удаляет вакансию.</text:span><text:span text:style-name="T614"/></text:p>
          </table:table-cell>
        </table:table-row>
        <table:table-row table:style-name="TableRow1009">
          <table:table-cell table:style-name="TableCell100900">
            <text:p text:style-name="P350"><text:span text:style-name="T615">Extensions</text:span><text:span text:style-name="T616"/></text:p>
          </table:table-cell>
          <table:table-cell table:style-name="TableCell100901">
            <text:p text:style-name="P350"><text:span text:style-name="T617">4</text:span><text:span text:style-name="T618">а. Отмена удаления вакансии:</text:span></text:p>
            <text:list text:style-name="L351">
              <text:list-item>
                <text:p text:style-name="P351"><text:span text:style-name="T618">Актер не подтверждает удаление вакансии;</text:span></text:p>
              </text:list-item>
              <text:list-item>
                <text:p text:style-name="P351"><text:span text:style-name="T618">Система возвращает актеру страницу с вакансией.</text:span><text:span text:style-name="T619"/></text:p>
              </text:list-item>
            </text:list>
          </table:table-cell>
        </table:table-row>
        <table:table-row table:style-name="TableRow1010">
          <table:table-cell table:style-name="TableCell101000">
            <text:p text:style-name="P353"><text:span text:style-name="T620">Variations</text:span><text:span text:style-name="T621"/></text:p>
          </table:table-cell>
          <table:table-cell table:style-name="TableCell101001">
            <text:p text:style-name="P353"><text:span text:style-name="T621"/></text:p>
          </table:table-cell>
        </table:table-row>
        <table:table-row table:style-name="TableRow1011">
          <table:table-cell table:style-name="TableCell101100">
            <text:p text:style-name="P355"><text:span text:style-name="T622">Frequency</text:span><text:span text:style-name="T623"/></text:p>
          </table:table-cell>
          <table:table-cell table:style-name="TableCell101101">
            <text:p text:style-name="P355"><text:span text:style-name="T623"/></text:p>
          </table:table-cell>
        </table:table-row>
        <table:table-row table:style-name="TableRow1012">
          <table:table-cell table:style-name="TableCell101200">
            <text:p text:style-name="P357"><text:span text:style-name="T624">Assumptions</text:span><text:span text:style-name="T625"/></text:p>
          </table:table-cell>
          <table:table-cell table:style-name="TableCell101201">
            <text:p text:style-name="P357"><text:span text:style-name="T625"/></text:p>
          </table:table-cell>
        </table:table-row>
      </table:table>
      <text:p text:style-name="P359"><text:span text:style-name="T6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